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2.72500496898523" calcext:value-type="float">
            <text:p>-2.72500496898523</text:p>
          </table:table-cell>
          <table:table-cell table:number-columns-repeated="2" office:value-type="float" office:value="-0.519414560497794" calcext:value-type="float">
            <text:p>-0.519414560497794</text:p>
          </table:table-cell>
          <table:table-cell office:value-type="float" office:value="-2.72500496898523" calcext:value-type="float">
            <text:p>-2.72500496898523</text:p>
          </table:table-cell>
          <table:table-cell office:value-type="float" office:value="-0.825698284763976" calcext:value-type="float">
            <text:p>-0.825698284763976</text:p>
          </table:table-cell>
          <table:table-cell office:value-type="float" office:value="0" calcext:value-type="float">
            <text:p>0</text:p>
          </table:table-cell>
          <table:table-cell office:value-type="float" office:value="-2.72500496898523" calcext:value-type="float">
            <text:p>-2.72500496898523</text:p>
          </table:table-cell>
          <table:table-cell office:value-type="float" office:value="-0.234349691722985" calcext:value-type="float">
            <text:p>-0.234349691722985</text:p>
          </table:table-cell>
          <table:table-cell office:value-type="float" office:value="-0.108892438358787" calcext:value-type="float">
            <text:p>-0.108892438358787</text:p>
          </table:table-cell>
          <table:table-cell office:value-type="float" office:value="-0.711909830123431" calcext:value-type="float">
            <text:p>-0.711909830123431</text:p>
          </table:table-cell>
          <table:table-cell office:value-type="float" office:value="-1.10946942729205" calcext:value-type="float">
            <text:p>-1.10946942729205</text:p>
          </table:table-cell>
          <table:table-cell office:value-type="float" office:value="1.143225734401" calcext:value-type="float">
            <text:p>1.14322573440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3.23911993818993" calcext:value-type="float">
            <text:p>-3.23911993818993</text:p>
          </table:table-cell>
          <table:table-cell office:value-type="float" office:value="0.423757882933112" calcext:value-type="float">
            <text:p>0.423757882933112</text:p>
          </table:table-cell>
          <table:table-cell office:value-type="float" office:value="-0.95793580046869" calcext:value-type="float">
            <text:p>-0.95793580046869</text:p>
          </table:table-cell>
          <table:table-cell office:value-type="float" office:value="-3.01188643881932" calcext:value-type="float">
            <text:p>-3.01188643881932</text:p>
          </table:table-cell>
          <table:table-cell office:value-type="float" office:value="-2.29800746583691" calcext:value-type="float">
            <text:p>-2.29800746583691</text:p>
          </table:table-cell>
          <table:table-cell office:value-type="float" office:value="-1.38679941384761" calcext:value-type="float">
            <text:p>-1.38679941384761</text:p>
          </table:table-cell>
          <table:table-cell office:value-type="float" office:value="-1.93517798874707" calcext:value-type="float">
            <text:p>-1.93517798874707</text:p>
          </table:table-cell>
          <table:table-cell office:value-type="float" office:value="-0.543463106871517" calcext:value-type="float">
            <text:p>-0.543463106871517</text:p>
          </table:table-cell>
          <table:table-cell office:value-type="float" office:value="0.677052743339293" calcext:value-type="float">
            <text:p>0.677052743339293</text:p>
          </table:table-cell>
          <table:table-cell office:value-type="float" office:value="-0.62443081282077" calcext:value-type="float">
            <text:p>-0.62443081282077</text:p>
          </table:table-cell>
          <table:table-cell office:value-type="float" office:value="-1.28960103393294" calcext:value-type="float">
            <text:p>-1.28960103393294</text:p>
          </table:table-cell>
          <table:table-cell office:value-type="float" office:value="1.33842745827153" calcext:value-type="float">
            <text:p>1.3384274582715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64764006653037" calcext:value-type="float">
            <text:p>-2.64764006653037</text:p>
          </table:table-cell>
          <table:table-cell office:value-type="float" office:value="-2.62444441553188" calcext:value-type="float">
            <text:p>-2.62444441553188</text:p>
          </table:table-cell>
          <table:table-cell office:value-type="float" office:value="-3.1672516804279" calcext:value-type="float">
            <text:p>-3.1672516804279</text:p>
          </table:table-cell>
          <table:table-cell office:value-type="float" office:value="-4.28824502033325" calcext:value-type="float">
            <text:p>-4.28824502033325</text:p>
          </table:table-cell>
          <table:table-cell office:value-type="float" office:value="-13.704816748744" calcext:value-type="float">
            <text:p>-13.704816748744</text:p>
          </table:table-cell>
          <table:table-cell office:value-type="float" office:value="-14.0314319337858" calcext:value-type="float">
            <text:p>-14.0314319337858</text:p>
          </table:table-cell>
          <table:table-cell office:value-type="float" office:value="-2.77113340914185" calcext:value-type="float">
            <text:p>-2.77113340914185</text:p>
          </table:table-cell>
          <table:table-cell office:value-type="float" office:value="-5.16127235647242" calcext:value-type="float">
            <text:p>-5.16127235647242</text:p>
          </table:table-cell>
          <table:table-cell office:value-type="float" office:value="-2.90059150054056" calcext:value-type="float">
            <text:p>-2.90059150054056</text:p>
          </table:table-cell>
          <table:table-cell office:value-type="float" office:value="-9.31791618201904" calcext:value-type="float">
            <text:p>-9.31791618201904</text:p>
          </table:table-cell>
          <table:table-cell office:value-type="float" office:value="-6.06147433135271" calcext:value-type="float">
            <text:p>-6.06147433135271</text:p>
          </table:table-cell>
          <table:table-cell office:value-type="float" office:value="4.58453334888598" calcext:value-type="float">
            <text:p>4.58453334888598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0.548652246587372" calcext:value-type="float">
            <text:p>-0.548652246587372</text:p>
          </table:table-cell>
          <table:table-cell office:value-type="float" office:value="-2.56815420303068" calcext:value-type="float">
            <text:p>-2.56815420303068</text:p>
          </table:table-cell>
          <table:table-cell office:value-type="float" office:value="0.0865537658960497" calcext:value-type="float">
            <text:p>0.08655376589605</text:p>
          </table:table-cell>
          <table:table-cell office:value-type="float" office:value="-6.21078594763073" calcext:value-type="float">
            <text:p>-6.21078594763073</text:p>
          </table:table-cell>
          <table:table-cell office:value-type="float" office:value="-2.9362299715692" calcext:value-type="float">
            <text:p>-2.9362299715692</text:p>
          </table:table-cell>
          <table:table-cell office:value-type="float" office:value="-3.48849567809624" calcext:value-type="float">
            <text:p>-3.48849567809624</text:p>
          </table:table-cell>
          <table:table-cell office:value-type="float" office:value="-5.57934489173437" calcext:value-type="float">
            <text:p>-5.57934489173437</text:p>
          </table:table-cell>
          <table:table-cell office:value-type="float" office:value="-1.82760900584315" calcext:value-type="float">
            <text:p>-1.82760900584315</text:p>
          </table:table-cell>
          <table:table-cell office:value-type="float" office:value="-3.65320209707538" calcext:value-type="float">
            <text:p>-3.65320209707538</text:p>
          </table:table-cell>
          <table:table-cell office:value-type="float" office:value="-7.23728883931438" calcext:value-type="float">
            <text:p>-7.23728883931438</text:p>
          </table:table-cell>
          <table:table-cell office:value-type="float" office:value="-3.39632091149854" calcext:value-type="float">
            <text:p>-3.39632091149854</text:p>
          </table:table-cell>
          <table:table-cell office:value-type="float" office:value="2.38309694743868" calcext:value-type="float">
            <text:p>2.38309694743868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6.03705467607826" calcext:value-type="float">
            <text:p>-6.03705467607826</text:p>
          </table:table-cell>
          <table:table-cell office:value-type="float" office:value="-1.44267491265452" calcext:value-type="float">
            <text:p>-1.44267491265452</text:p>
          </table:table-cell>
          <table:table-cell office:value-type="float" office:value="-8.95030740933908" calcext:value-type="float">
            <text:p>-8.95030740933908</text:p>
          </table:table-cell>
          <table:table-cell office:value-type="float" office:value="-4.60185978735846" calcext:value-type="float">
            <text:p>-4.60185978735846</text:p>
          </table:table-cell>
          <table:table-cell office:value-type="float" office:value="-2.32692240308303" calcext:value-type="float">
            <text:p>-2.32692240308303</text:p>
          </table:table-cell>
          <table:table-cell office:value-type="float" office:value="-9.61581806531197" calcext:value-type="float">
            <text:p>-9.61581806531197</text:p>
          </table:table-cell>
          <table:table-cell office:value-type="float" office:value="-4.03755875454385" calcext:value-type="float">
            <text:p>-4.03755875454385</text:p>
          </table:table-cell>
          <table:table-cell office:value-type="float" office:value="-4.40365554346958" calcext:value-type="float">
            <text:p>-4.40365554346958</text:p>
          </table:table-cell>
          <table:table-cell office:value-type="float" office:value="-5.24035183380546" calcext:value-type="float">
            <text:p>-5.24035183380546</text:p>
          </table:table-cell>
          <table:table-cell office:value-type="float" office:value="-2.83629557589194" calcext:value-type="float">
            <text:p>-2.83629557589194</text:p>
          </table:table-cell>
          <table:table-cell office:value-type="float" office:value="-4.94924989615362" calcext:value-type="float">
            <text:p>-4.94924989615362</text:p>
          </table:table-cell>
          <table:table-cell office:value-type="float" office:value="2.66541968046181" calcext:value-type="float">
            <text:p>2.6654196804618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1.7021070324869" calcext:value-type="float">
            <text:p>-11.7021070324869</text:p>
          </table:table-cell>
          <table:table-cell office:value-type="float" office:value="-16.8348920728547" calcext:value-type="float">
            <text:p>-16.8348920728547</text:p>
          </table:table-cell>
          <table:table-cell office:value-type="float" office:value="-6.64356528166267" calcext:value-type="float">
            <text:p>-6.64356528166267</text:p>
          </table:table-cell>
          <table:table-cell office:value-type="float" office:value="-9.65228776479274" calcext:value-type="float">
            <text:p>-9.65228776479274</text:p>
          </table:table-cell>
          <table:table-cell office:value-type="float" office:value="-5.39069840857772" calcext:value-type="float">
            <text:p>-5.39069840857772</text:p>
          </table:table-cell>
          <table:table-cell office:value-type="float" office:value="-10.3682167039959" calcext:value-type="float">
            <text:p>-10.3682167039959</text:p>
          </table:table-cell>
          <table:table-cell office:value-type="float" office:value="-2.05527796836255" calcext:value-type="float">
            <text:p>-2.05527796836255</text:p>
          </table:table-cell>
          <table:table-cell office:value-type="float" office:value="-8.48899023076503" calcext:value-type="float">
            <text:p>-8.48899023076503</text:p>
          </table:table-cell>
          <table:table-cell office:value-type="float" office:value="-13.6846842574163" calcext:value-type="float">
            <text:p>-13.6846842574163</text:p>
          </table:table-cell>
          <table:table-cell office:value-type="float" office:value="-6.28547163882018" calcext:value-type="float">
            <text:p>-6.28547163882018</text:p>
          </table:table-cell>
          <table:table-cell office:value-type="float" office:value="-9.11061913597346" calcext:value-type="float">
            <text:p>-9.11061913597346</text:p>
          </table:table-cell>
          <table:table-cell office:value-type="float" office:value="4.31080187189989" calcext:value-type="float">
            <text:p>4.3108018718998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25499921704574" calcext:value-type="float">
            <text:p>-5.25499921704574</text:p>
          </table:table-cell>
          <table:table-cell office:value-type="float" office:value="-3.28112852535991" calcext:value-type="float">
            <text:p>-3.28112852535991</text:p>
          </table:table-cell>
          <table:table-cell office:value-type="float" office:value="-6.56944014942178" calcext:value-type="float">
            <text:p>-6.56944014942178</text:p>
          </table:table-cell>
          <table:table-cell office:value-type="float" office:value="-12.3980557583103" calcext:value-type="float">
            <text:p>-12.3980557583103</text:p>
          </table:table-cell>
          <table:table-cell office:value-type="float" office:value="-15.0741428466516" calcext:value-type="float">
            <text:p>-15.0741428466516</text:p>
          </table:table-cell>
          <table:table-cell office:value-type="float" office:value="-17.9659864608635" calcext:value-type="float">
            <text:p>-17.9659864608635</text:p>
          </table:table-cell>
          <table:table-cell office:value-type="float" office:value="-6.09837132675319" calcext:value-type="float">
            <text:p>-6.09837132675319</text:p>
          </table:table-cell>
          <table:table-cell office:value-type="float" office:value="-8.69100368912734" calcext:value-type="float">
            <text:p>-8.69100368912734</text:p>
          </table:table-cell>
          <table:table-cell office:value-type="float" office:value="-4.80393699190462" calcext:value-type="float">
            <text:p>-4.80393699190462</text:p>
          </table:table-cell>
          <table:table-cell office:value-type="float" office:value="-9.81809548064583" calcext:value-type="float">
            <text:p>-9.81809548064583</text:p>
          </table:table-cell>
          <table:table-cell office:value-type="float" office:value="-8.99551604460837" calcext:value-type="float">
            <text:p>-8.99551604460837</text:p>
          </table:table-cell>
          <table:table-cell office:value-type="float" office:value="4.81040541225033" calcext:value-type="float">
            <text:p>4.81040541225033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7.5676227032672" calcext:value-type="float">
            <text:p>-17.5676227032672</text:p>
          </table:table-cell>
          <table:table-cell office:value-type="float" office:value="-17.5528589347854" calcext:value-type="float">
            <text:p>-17.5528589347854</text:p>
          </table:table-cell>
          <table:table-cell office:value-type="float" office:value="-3.99545533622184" calcext:value-type="float">
            <text:p>-3.99545533622184</text:p>
          </table:table-cell>
          <table:table-cell office:value-type="float" office:value="-13.6188923401918" calcext:value-type="float">
            <text:p>-13.6188923401918</text:p>
          </table:table-cell>
          <table:table-cell office:value-type="float" office:value="-7.01255810986462" calcext:value-type="float">
            <text:p>-7.01255810986462</text:p>
          </table:table-cell>
          <table:table-cell office:value-type="float" office:value="-5.12224564778212" calcext:value-type="float">
            <text:p>-5.12224564778212</text:p>
          </table:table-cell>
          <table:table-cell office:value-type="float" office:value="-7.98097709982116" calcext:value-type="float">
            <text:p>-7.98097709982116</text:p>
          </table:table-cell>
          <table:table-cell office:value-type="float" office:value="-15.6094631339515" calcext:value-type="float">
            <text:p>-15.6094631339515</text:p>
          </table:table-cell>
          <table:table-cell office:value-type="float" office:value="-3.50482705832613" calcext:value-type="float">
            <text:p>-3.50482705832613</text:p>
          </table:table-cell>
          <table:table-cell office:value-type="float" office:value="-6.89260381598112" calcext:value-type="float">
            <text:p>-6.89260381598112</text:p>
          </table:table-cell>
          <table:table-cell office:value-type="float" office:value="-9.88575041801928" calcext:value-type="float">
            <text:p>-9.88575041801928</text:p>
          </table:table-cell>
          <table:table-cell office:value-type="float" office:value="5.61187242929351" calcext:value-type="float">
            <text:p>5.6118724292935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4.5537351553669" calcext:value-type="float">
            <text:p>-14.5537351553669</text:p>
          </table:table-cell>
          <table:table-cell office:value-type="float" office:value="-3.12796070646588" calcext:value-type="float">
            <text:p>-3.12796070646588</text:p>
          </table:table-cell>
          <table:table-cell office:value-type="float" office:value="-12.8190541632933" calcext:value-type="float">
            <text:p>-12.8190541632933</text:p>
          </table:table-cell>
          <table:table-cell office:value-type="float" office:value="-13.5166482999963" calcext:value-type="float">
            <text:p>-13.5166482999963</text:p>
          </table:table-cell>
          <table:table-cell office:value-type="float" office:value="-13.354312315529" calcext:value-type="float">
            <text:p>-13.354312315529</text:p>
          </table:table-cell>
          <table:table-cell office:value-type="float" office:value="-4.07241755185342" calcext:value-type="float">
            <text:p>-4.07241755185342</text:p>
          </table:table-cell>
          <table:table-cell office:value-type="float" office:value="-14.7817966065232" calcext:value-type="float">
            <text:p>-14.7817966065232</text:p>
          </table:table-cell>
          <table:table-cell office:value-type="float" office:value="-11.428718876266" calcext:value-type="float">
            <text:p>-11.428718876266</text:p>
          </table:table-cell>
          <table:table-cell office:value-type="float" office:value="-20.0217918509258" calcext:value-type="float">
            <text:p>-20.0217918509258</text:p>
          </table:table-cell>
          <table:table-cell office:value-type="float" office:value="-28.5386679203723" calcext:value-type="float">
            <text:p>-28.5386679203723</text:p>
          </table:table-cell>
          <table:table-cell office:value-type="float" office:value="-13.6215103446592" calcext:value-type="float">
            <text:p>-13.6215103446592</text:p>
          </table:table-cell>
          <table:table-cell office:value-type="float" office:value="7.24595610716132" calcext:value-type="float">
            <text:p>7.2459561071613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3.58853643273058" calcext:value-type="float">
            <text:p>-3.58853643273058</text:p>
          </table:table-cell>
          <table:table-cell office:value-type="float" office:value="-15.4852404488902" calcext:value-type="float">
            <text:p>-15.4852404488902</text:p>
          </table:table-cell>
          <table:table-cell office:value-type="float" office:value="-10.9961366134333" calcext:value-type="float">
            <text:p>-10.9961366134333</text:p>
          </table:table-cell>
          <table:table-cell office:value-type="float" office:value="-14.0879288311376" calcext:value-type="float">
            <text:p>-14.0879288311376</text:p>
          </table:table-cell>
          <table:table-cell office:value-type="float" office:value="-3.09032350128088" calcext:value-type="float">
            <text:p>-3.09032350128088</text:p>
          </table:table-cell>
          <table:table-cell office:value-type="float" office:value="-4.72417091388047" calcext:value-type="float">
            <text:p>-4.72417091388047</text:p>
          </table:table-cell>
          <table:table-cell office:value-type="float" office:value="-9.25730525806662" calcext:value-type="float">
            <text:p>-9.25730525806662</text:p>
          </table:table-cell>
          <table:table-cell office:value-type="float" office:value="-19.782499818783" calcext:value-type="float">
            <text:p>-19.782499818783</text:p>
          </table:table-cell>
          <table:table-cell office:value-type="float" office:value="-16.7100381821279" calcext:value-type="float">
            <text:p>-16.7100381821279</text:p>
          </table:table-cell>
          <table:table-cell office:value-type="float" office:value="-10.5802560421844" calcext:value-type="float">
            <text:p>-10.5802560421844</text:p>
          </table:table-cell>
          <table:table-cell office:value-type="float" office:value="-10.8302436042515" calcext:value-type="float">
            <text:p>-10.8302436042515</text:p>
          </table:table-cell>
          <table:table-cell office:value-type="float" office:value="5.76573540882124" calcext:value-type="float">
            <text:p>5.7657354088212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26.0815089340463" calcext:value-type="float">
            <text:p>-26.0815089340463</text:p>
          </table:table-cell>
          <table:table-cell office:value-type="float" office:value="-13.2357224378641" calcext:value-type="float">
            <text:p>-13.2357224378641</text:p>
          </table:table-cell>
          <table:table-cell office:value-type="float" office:value="-17.6169694557296" calcext:value-type="float">
            <text:p>-17.6169694557296</text:p>
          </table:table-cell>
          <table:table-cell office:value-type="float" office:value="-20.5606196434007" calcext:value-type="float">
            <text:p>-20.5606196434007</text:p>
          </table:table-cell>
          <table:table-cell office:value-type="float" office:value="-12.7278077826715" calcext:value-type="float">
            <text:p>-12.7278077826715</text:p>
          </table:table-cell>
          <table:table-cell office:value-type="float" office:value="-9.23718029499606" calcext:value-type="float">
            <text:p>-9.23718029499606</text:p>
          </table:table-cell>
          <table:table-cell office:value-type="float" office:value="-15.079964084151" calcext:value-type="float">
            <text:p>-15.079964084151</text:p>
          </table:table-cell>
          <table:table-cell office:value-type="float" office:value="-5.52224430681107" calcext:value-type="float">
            <text:p>-5.52224430681107</text:p>
          </table:table-cell>
          <table:table-cell office:value-type="float" office:value="-13.4842815562856" calcext:value-type="float">
            <text:p>-13.4842815562856</text:p>
          </table:table-cell>
          <table:table-cell office:value-type="float" office:value="-11.9790605441646" calcext:value-type="float">
            <text:p>-11.9790605441646</text:p>
          </table:table-cell>
          <table:table-cell office:value-type="float" office:value="-14.5525359040121" calcext:value-type="float">
            <text:p>-14.5525359040121</text:p>
          </table:table-cell>
          <table:table-cell office:value-type="float" office:value="5.78609413072273" calcext:value-type="float">
            <text:p>5.7860941307227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4.1031444845189" calcext:value-type="float">
            <text:p>-14.1031444845189</text:p>
          </table:table-cell>
          <table:table-cell office:value-type="float" office:value="-13.6866547193313" calcext:value-type="float">
            <text:p>-13.6866547193313</text:p>
          </table:table-cell>
          <table:table-cell office:value-type="float" office:value="-5.97720591179278" calcext:value-type="float">
            <text:p>-5.97720591179278</text:p>
          </table:table-cell>
          <table:table-cell office:value-type="float" office:value="-16.0391391663946" calcext:value-type="float">
            <text:p>-16.0391391663946</text:p>
          </table:table-cell>
          <table:table-cell office:value-type="float" office:value="-12.5273935905759" calcext:value-type="float">
            <text:p>-12.5273935905759</text:p>
          </table:table-cell>
          <table:table-cell office:value-type="float" office:value="-19.4212216682408" calcext:value-type="float">
            <text:p>-19.4212216682408</text:p>
          </table:table-cell>
          <table:table-cell office:value-type="float" office:value="-18.4916434809468" calcext:value-type="float">
            <text:p>-18.4916434809468</text:p>
          </table:table-cell>
          <table:table-cell office:value-type="float" office:value="-10.9180189328312" calcext:value-type="float">
            <text:p>-10.9180189328312</text:p>
          </table:table-cell>
          <table:table-cell office:value-type="float" office:value="-14.7324743660696" calcext:value-type="float">
            <text:p>-14.7324743660696</text:p>
          </table:table-cell>
          <table:table-cell office:value-type="float" office:value="-6.78729956313996" calcext:value-type="float">
            <text:p>-6.78729956313996</text:p>
          </table:table-cell>
          <table:table-cell office:value-type="float" office:value="-13.2684195883842" calcext:value-type="float">
            <text:p>-13.2684195883842</text:p>
          </table:table-cell>
          <table:table-cell office:value-type="float" office:value="4.43560452281222" calcext:value-type="float">
            <text:p>4.4356045228122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5.4595930000874" calcext:value-type="float">
            <text:p>-15.4595930000874</text:p>
          </table:table-cell>
          <table:table-cell office:value-type="float" office:value="-15.6393065378286" calcext:value-type="float">
            <text:p>-15.6393065378286</text:p>
          </table:table-cell>
          <table:table-cell office:value-type="float" office:value="-19.2875611130928" calcext:value-type="float">
            <text:p>-19.2875611130928</text:p>
          </table:table-cell>
          <table:table-cell office:value-type="float" office:value="-11.2877309069144" calcext:value-type="float">
            <text:p>-11.2877309069144</text:p>
          </table:table-cell>
          <table:table-cell office:value-type="float" office:value="-19.5056743361223" calcext:value-type="float">
            <text:p>-19.5056743361223</text:p>
          </table:table-cell>
          <table:table-cell office:value-type="float" office:value="-13.9780437955499" calcext:value-type="float">
            <text:p>-13.9780437955499</text:p>
          </table:table-cell>
          <table:table-cell office:value-type="float" office:value="-7.56790455673126" calcext:value-type="float">
            <text:p>-7.56790455673126</text:p>
          </table:table-cell>
          <table:table-cell office:value-type="float" office:value="-15.6838804519737" calcext:value-type="float">
            <text:p>-15.6838804519737</text:p>
          </table:table-cell>
          <table:table-cell office:value-type="float" office:value="-7.32538394142932" calcext:value-type="float">
            <text:p>-7.32538394142932</text:p>
          </table:table-cell>
          <table:table-cell office:value-type="float" office:value="-10.7303280692827" calcext:value-type="float">
            <text:p>-10.7303280692827</text:p>
          </table:table-cell>
          <table:table-cell office:value-type="float" office:value="-13.6465406709012" calcext:value-type="float">
            <text:p>-13.6465406709012</text:p>
          </table:table-cell>
          <table:table-cell office:value-type="float" office:value="4.3287745255526" calcext:value-type="float">
            <text:p>4.328774525552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1.7747829443927" calcext:value-type="float">
            <text:p>-21.7747829443927</text:p>
          </table:table-cell>
          <table:table-cell office:value-type="float" office:value="-27.8710938342217" calcext:value-type="float">
            <text:p>-27.8710938342217</text:p>
          </table:table-cell>
          <table:table-cell office:value-type="float" office:value="-18.9228176506331" calcext:value-type="float">
            <text:p>-18.9228176506331</text:p>
          </table:table-cell>
          <table:table-cell office:value-type="float" office:value="-16.6569395892732" calcext:value-type="float">
            <text:p>-16.6569395892732</text:p>
          </table:table-cell>
          <table:table-cell office:value-type="float" office:value="-8.9499386395482" calcext:value-type="float">
            <text:p>-8.9499386395482</text:p>
          </table:table-cell>
          <table:table-cell office:value-type="float" office:value="-11.014731199227" calcext:value-type="float">
            <text:p>-11.014731199227</text:p>
          </table:table-cell>
          <table:table-cell office:value-type="float" office:value="-18.1251153952036" calcext:value-type="float">
            <text:p>-18.1251153952036</text:p>
          </table:table-cell>
          <table:table-cell office:value-type="float" office:value="-6.33840986510729" calcext:value-type="float">
            <text:p>-6.33840986510729</text:p>
          </table:table-cell>
          <table:table-cell office:value-type="float" office:value="-12.6522458649237" calcext:value-type="float">
            <text:p>-12.6522458649237</text:p>
          </table:table-cell>
          <table:table-cell office:value-type="float" office:value="-19.608692342707" calcext:value-type="float">
            <text:p>-19.608692342707</text:p>
          </table:table-cell>
          <table:table-cell office:value-type="float" office:value="-16.1914767325238" calcext:value-type="float">
            <text:p>-16.1914767325238</text:p>
          </table:table-cell>
          <table:table-cell office:value-type="float" office:value="6.49382282447018" calcext:value-type="float">
            <text:p>6.4938228244701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6.93341786094242" calcext:value-type="float">
            <text:p>-6.93341786094242</text:p>
          </table:table-cell>
          <table:table-cell office:value-type="float" office:value="-23.1998052987261" calcext:value-type="float">
            <text:p>-23.1998052987261</text:p>
          </table:table-cell>
          <table:table-cell office:value-type="float" office:value="-21.3437987991164" calcext:value-type="float">
            <text:p>-21.3437987991164</text:p>
          </table:table-cell>
          <table:table-cell office:value-type="float" office:value="-17.317226714011" calcext:value-type="float">
            <text:p>-17.317226714011</text:p>
          </table:table-cell>
          <table:table-cell office:value-type="float" office:value="-20.0531907182376" calcext:value-type="float">
            <text:p>-20.0531907182376</text:p>
          </table:table-cell>
          <table:table-cell office:value-type="float" office:value="-18.9347132819049" calcext:value-type="float">
            <text:p>-18.9347132819049</text:p>
          </table:table-cell>
          <table:table-cell office:value-type="float" office:value="-15.5300318435277" calcext:value-type="float">
            <text:p>-15.5300318435277</text:p>
          </table:table-cell>
          <table:table-cell office:value-type="float" office:value="-12.6552530026032" calcext:value-type="float">
            <text:p>-12.6552530026032</text:p>
          </table:table-cell>
          <table:table-cell office:value-type="float" office:value="-19.2215582156118" calcext:value-type="float">
            <text:p>-19.2215582156118</text:p>
          </table:table-cell>
          <table:table-cell office:value-type="float" office:value="-20.4323976571233" calcext:value-type="float">
            <text:p>-20.4323976571233</text:p>
          </table:table-cell>
          <table:table-cell office:value-type="float" office:value="-17.5621393391805" calcext:value-type="float">
            <text:p>-17.5621393391805</text:p>
          </table:table-cell>
          <table:table-cell office:value-type="float" office:value="4.78890236336715" calcext:value-type="float">
            <text:p>4.78890236336715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7.6601618315285" calcext:value-type="float">
            <text:p>-17.6601618315285</text:p>
          </table:table-cell>
          <table:table-cell office:value-type="float" office:value="-15.760517827869" calcext:value-type="float">
            <text:p>-15.760517827869</text:p>
          </table:table-cell>
          <table:table-cell office:value-type="float" office:value="-14.1606126265982" calcext:value-type="float">
            <text:p>-14.1606126265982</text:p>
          </table:table-cell>
          <table:table-cell office:value-type="float" office:value="-8.07932762293699" calcext:value-type="float">
            <text:p>-8.07932762293699</text:p>
          </table:table-cell>
          <table:table-cell office:value-type="float" office:value="-26.1449751566911" calcext:value-type="float">
            <text:p>-26.1449751566911</text:p>
          </table:table-cell>
          <table:table-cell table:number-columns-repeated="2" office:value-type="float" office:value="-14.1606126265982" calcext:value-type="float">
            <text:p>-14.1606126265982</text:p>
          </table:table-cell>
          <table:table-cell office:value-type="float" office:value="-8.07932762293699" calcext:value-type="float">
            <text:p>-8.07932762293699</text:p>
          </table:table-cell>
          <table:table-cell office:value-type="float" office:value="-26.9904703962705" calcext:value-type="float">
            <text:p>-26.9904703962705</text:p>
          </table:table-cell>
          <table:table-cell office:value-type="float" office:value="-27.4679874221836" calcext:value-type="float">
            <text:p>-27.4679874221836</text:p>
          </table:table-cell>
          <table:table-cell office:value-type="float" office:value="-17.2664605760211" calcext:value-type="float">
            <text:p>-17.2664605760211</text:p>
          </table:table-cell>
          <table:table-cell office:value-type="float" office:value="7.28487093324119" calcext:value-type="float">
            <text:p>7.2848709332411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9.12148398889483, -0.6954935714618138, -0.584677798730171, -0.49836451685412175]</text:p>
          </table:table-cell>
          <table:table-cell table:number-columns-repeated="2" office:value-type="string" calcext:value-type="string">
            <text:p>[-0.5796939938331747, -0.33784236876261975, -0.505281876068775, -0.6548400033266066]</text:p>
          </table:table-cell>
          <table:table-cell office:value-type="string" calcext:value-type="string">
            <text:p>[-9.12148398889483, -0.6954935714618138, -0.584677798730171, -0.49836451685412175]</text:p>
          </table:table-cell>
          <table:table-cell office:value-type="string" calcext:value-type="string">
            <text:p>[-1.836970527164583, -0.07603669370872534, -0.4111920308560446, -0.978593887326551]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-9.12148398889483, -0.6954935714618138, -0.584677798730171, -0.49836451685412175]</text:p>
          </table:table-cell>
          <table:table-cell office:value-type="string" calcext:value-type="string">
            <text:p>[-0.12386274889923943, -0.08987082717533124, -0.4207017552984693, -0.30296343551889926]</text:p>
          </table:table-cell>
          <table:table-cell office:value-type="string" calcext:value-type="string">
            <text:p>[-0.0112707641793941, -0.0809452200018157, -0.14820163837991895, -0.19515213087402117]</text:p>
          </table:table-cell>
          <table:table-cell office:value-type="string" calcext:value-type="string">
            <text:p>[-0.16121378611184678, -0.6278246505564633, -0.9191544805463137, -1.139446403279098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9.643168604028741, -0.9962152389558776, -0.9822432868485054, -1.3348526229265856]</text:p>
          </table:table-cell>
          <table:table-cell office:value-type="string" calcext:value-type="string">
            <text:p>[-0.5768940420082469, 0.2905148271569624, 0.5108778309807827, 1.4705329156029512]</text:p>
          </table:table-cell>
          <table:table-cell office:value-type="string" calcext:value-type="string">
            <text:p>[-0.5614275880303055, -0.11428834355620143, -0.8442247300243233, -2.3118025402639297]</text:p>
          </table:table-cell>
          <table:table-cell office:value-type="string" calcext:value-type="string">
            <text:p>[-2.0868359576668993, -1.9218784145987433, -3.371437678553102, -4.667393704458522]</text:p>
          </table:table-cell>
          <table:table-cell office:value-type="string" calcext:value-type="string">
            <text:p>[-0.38026669273449887, -1.8549731342123232, -3.1073738773925275, -3.849416159008312]</text:p>
          </table:table-cell>
          <table:table-cell office:value-type="string" calcext:value-type="string">
            <text:p>[-2.815530358832752, -0.20185120969766768, -0.911521388414549, -1.6182946984454771]</text:p>
          </table:table-cell>
          <table:table-cell office:value-type="string" calcext:value-type="string">
            <text:p>[-1.5429096381702312, -0.7289894077626702, -1.5779990465031313, -3.8908138625522337]</text:p>
          </table:table-cell>
          <table:table-cell office:value-type="string" calcext:value-type="string">
            <text:p>[0.009369436305295409, -0.42876934448634607, -0.9334854261279002, -0.8209670931771162]</text:p>
          </table:table-cell>
          <table:table-cell office:value-type="string" calcext:value-type="string">
            <text:p>[-0.2072585484242495, 0.3855907664790381, 0.9425566512879513, 1.5873221040144325]</text:p>
          </table:table-cell>
          <table:table-cell office:value-type="string" calcext:value-type="string">
            <text:p>[-0.27150124022794486, -0.3260760430791043, -1.0263279817565474, -0.8738179862194828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4108229561797359, -0.4945652364569675, -2.38331769833815, -6.301854375146609]</text:p>
          </table:table-cell>
          <table:table-cell office:value-type="string" calcext:value-type="string">
            <text:p>[-8.399392260107486, -0.021233427094924373, -0.4880715556945914, -1.5890804192305152]</text:p>
          </table:table-cell>
          <table:table-cell office:value-type="string" calcext:value-type="string">
            <text:p>[-2.3192269122705778, -2.019034966452682, -3.479630276798229, -4.851114566190118]</text:p>
          </table:table-cell>
          <table:table-cell office:value-type="string" calcext:value-type="string">
            <text:p>[-8.341815169822686, -1.4683534525437247, -2.590159687754312, -4.752651771212291]</text:p>
          </table:table-cell>
          <table:table-cell office:value-type="string" calcext:value-type="string">
            <text:p>[-1.2247109037368142, -6.368347388737372, -16.83336559654398, -30.39284310595789]</text:p>
          </table:table-cell>
          <table:table-cell office:value-type="string" calcext:value-type="string">
            <text:p>[-1.180320659824008, -6.928617851219876, -17.181290540663262, -30.835498683435958]</text:p>
          </table:table-cell>
          <table:table-cell office:value-type="string" calcext:value-type="string">
            <text:p>[-7.31798492079041, -0.5497086754427505, -0.843916731134442, -2.3729233091998037]</text:p>
          </table:table-cell>
          <table:table-cell office:value-type="string" calcext:value-type="string">
            <text:p>[-18.090540761533536, -0.6990431000100106, -0.7452676542803127, -1.1102379100658144]</text:p>
          </table:table-cell>
          <table:table-cell office:value-type="string" calcext:value-type="string">
            <text:p>[-0.41463880735335135, -1.90471283905711, -3.550584817656488, -5.732429538095296]</text:p>
          </table:table-cell>
          <table:table-cell office:value-type="string" calcext:value-type="string">
            <text:p>[-34.230252027227735, -0.7626530063299164, -0.825716213376193, -1.45304348114230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0.30925905541825394, -0.016288800681274473, -0.5557004827056788, -1.3133606475442816]</text:p>
          </table:table-cell>
          <table:table-cell office:value-type="string" calcext:value-type="string">
            <text:p>[-4.022162063640478, -1.1050003963153143, -2.201684492082534, -2.9437698600843776]</text:p>
          </table:table-cell>
          <table:table-cell office:value-type="string" calcext:value-type="string">
            <text:p>[-0.6351662354251664, -0.09648544156040106, -0.2779383889075726, 1.3558051294773388]</text:p>
          </table:table-cell>
          <table:table-cell office:value-type="string" calcext:value-type="string">
            <text:p>[-12.01431700440665, -2.5713760439238786, -4.276759113324813, -5.980691628867563]</text:p>
          </table:table-cell>
          <table:table-cell office:value-type="string" calcext:value-type="string">
            <text:p>[-4.2767332720120566, -1.6458858151121358, -2.5917875288711034, -3.230513270281521]</text:p>
          </table:table-cell>
          <table:table-cell office:value-type="string" calcext:value-type="string">
            <text:p>[-1.4122615712396147, -1.1311086559016914, -3.7965809427245034, -7.614031542519162]</text:p>
          </table:table-cell>
          <table:table-cell office:value-type="string" calcext:value-type="string">
            <text:p>[-8.854978237505339, -2.447474849321618, -3.978089161306819, -7.0368373188037125]</text:p>
          </table:table-cell>
          <table:table-cell office:value-type="string" calcext:value-type="string">
            <text:p>[-2.688493078462173, -0.24775937313117335, -1.395804080110019, -2.9783794916692363]</text:p>
          </table:table-cell>
          <table:table-cell office:value-type="string" calcext:value-type="string">
            <text:p>[-8.203071524855954, -1.242257817864334, -2.130255171050588, -3.037223874530648]</text:p>
          </table:table-cell>
          <table:table-cell office:value-type="string" calcext:value-type="string">
            <text:p>[-1.3376350100008594, -5.951548787304928, -9.462977356356284, -12.19699420359543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0.103978404671166, -1.636325076729328, -4.267894819009821, -8.140020403902714]</text:p>
          </table:table-cell>
          <table:table-cell office:value-type="string" calcext:value-type="string">
            <text:p>[-2.7391372934286062, -0.5228219784532362, -1.5440894702284824, -0.9646509085077692]</text:p>
          </table:table-cell>
          <table:table-cell office:value-type="string" calcext:value-type="string">
            <text:p>[-21.323943705860906, -3.1999359325468824, -4.690344041900096, -6.58700595704842]</text:p>
          </table:table-cell>
          <table:table-cell office:value-type="string" calcext:value-type="string">
            <text:p>[-2.0365137431362257, -1.7134300405670766, -4.69709913261338, -9.960396233117152]</text:p>
          </table:table-cell>
          <table:table-cell office:value-type="string" calcext:value-type="string">
            <text:p>[-7.904926079523378, -0.330111996355531, -0.31165790378857583, -0.7609936326646416]</text:p>
          </table:table-cell>
          <table:table-cell office:value-type="string" calcext:value-type="string">
            <text:p>[-4.038306217507404, -6.000834874227112, -11.339646125976133, -17.084485043537235]</text:p>
          </table:table-cell>
          <table:table-cell office:value-type="string" calcext:value-type="string">
            <text:p>[-7.389888143615275, -1.5781257487385014, -2.86634571307538, -4.315875412746251]</text:p>
          </table:table-cell>
          <table:table-cell office:value-type="string" calcext:value-type="string">
            <text:p>[-4.457076005457927, -2.130565506938531, -4.010671235367647, -7.016309426114198]</text:p>
          </table:table-cell>
          <table:table-cell office:value-type="string" calcext:value-type="string">
            <text:p>[-10.309753740882721, -1.5697435196312393, -3.186923082344695, -5.894986992363194]</text:p>
          </table:table-cell>
          <table:table-cell office:value-type="string" calcext:value-type="string">
            <text:p>[-7.8921332298094615, -0.7060297102017055, -1.459041153729146, -1.287978209827467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9.71081155727782, -2.190636541244406, -2.427330390979554, -2.4796496404458246]</text:p>
          </table:table-cell>
          <table:table-cell office:value-type="string" calcext:value-type="string">
            <text:p>[-9.721170575648674, -7.087403133318171, -18.77623440303808, -31.75476017941403]</text:p>
          </table:table-cell>
          <table:table-cell office:value-type="string" calcext:value-type="string">
            <text:p>[-10.704956861026172, -3.1729123815331883, -5.290451966916088, -7.405939917175242]</text:p>
          </table:table-cell>
          <table:table-cell office:value-type="string" calcext:value-type="string">
            <text:p>[-34.28850440651685, -1.1748556279995492, -1.4950843737864483, -1.6507066508681278]</text:p>
          </table:table-cell>
          <table:table-cell office:value-type="string" calcext:value-type="string">
            <text:p>[-7.102936348297617, -3.75234602229515, -4.58452384133321, -6.122987422384885]</text:p>
          </table:table-cell>
          <table:table-cell office:value-type="string" calcext:value-type="string">
            <text:p>[-34.983000157612935, -1.6553085509892984, -1.540641003411225, -3.2939171039699566]</text:p>
          </table:table-cell>
          <table:table-cell office:value-type="string" calcext:value-type="string">
            <text:p>[-7.191288830549891, 0.012398882602704386, -0.29417987028350634, -0.7480420552195222]</text:p>
          </table:table-cell>
          <table:table-cell office:value-type="string" calcext:value-type="string">
            <text:p>[-1.5332152810937583, -4.16001328238309, -10.169622513350184, -18.09310984623309]</text:p>
          </table:table-cell>
          <table:table-cell office:value-type="string" calcext:value-type="string">
            <text:p>[-39.21495111201361, -3.3690756033250002, -4.4389561612573125, -7.71575415306911]</text:p>
          </table:table-cell>
          <table:table-cell office:value-type="string" calcext:value-type="string">
            <text:p>[-2.564030201221934, -3.2904941213095507, -6.96541605105836, -12.321946181690869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7.251126212770509, -2.2411564729264866, -4.6964964072778725, -6.831217775208076]</text:p>
          </table:table-cell>
          <table:table-cell office:value-type="string" calcext:value-type="string">
            <text:p>[-2.35441399665941, -2.051841303184565, -3.6761158837720576, -5.042142917823611]</text:p>
          </table:table-cell>
          <table:table-cell office:value-type="string" calcext:value-type="string">
            <text:p>[-10.860868769640275, -2.5253354377564152, -4.7363672407465085, -8.15518914954394]</text:p>
          </table:table-cell>
          <table:table-cell office:value-type="string" calcext:value-type="string">
            <text:p>[-18.811248032573367, -6.586100990184995, -9.981237558837286, -14.21363645164535]</text:p>
          </table:table-cell>
          <table:table-cell office:value-type="string" calcext:value-type="string">
            <text:p>[-1.275423906913442, -7.515065704258772, -17.918164452660857, -33.5879173227734]</text:p>
          </table:table-cell>
          <table:table-cell office:value-type="string" calcext:value-type="string">
            <text:p>[-55.13165558292283, -4.316823198632713, -5.278413637361923, -7.137053424536366]</text:p>
          </table:table-cell>
          <table:table-cell office:value-type="string" calcext:value-type="string">
            <text:p>[-9.5252023672167, -2.455577473454862, -5.156738714756193, -7.255966751584997]</text:p>
          </table:table-cell>
          <table:table-cell office:value-type="string" calcext:value-type="string">
            <text:p>[-13.30040383940796, -4.42252781825756, -7.620503666110867, -9.420579432732957]</text:p>
          </table:table-cell>
          <table:table-cell office:value-type="string" calcext:value-type="string">
            <text:p>[-3.437378401842728, -3.527248736085964, -5.065254274572606, -7.185866555117193]</text:p>
          </table:table-cell>
          <table:table-cell office:value-type="string" calcext:value-type="string">
            <text:p>[-31.953039650081895, -1.8805186380904892, -2.530018091003461, -2.908805543407466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49.11502481160737, -4.450758619253659, -6.33627982126308, -10.368427560944582]</text:p>
          </table:table-cell>
          <table:table-cell office:value-type="string" calcext:value-type="string">
            <text:p>[-32.931063181044266, -8.463588580683389, -12.176810138687589, -16.639973838726352]</text:p>
          </table:table-cell>
          <table:table-cell office:value-type="string" calcext:value-type="string">
            <text:p>[-8.554436891139217, -1.3486070180578347, -2.411341888322771, -3.667435547367548]</text:p>
          </table:table-cell>
          <table:table-cell office:value-type="string" calcext:value-type="string">
            <text:p>[-16.9634571589123, -9.538557513933977, -12.921055788991364, -15.052498898929588]</text:p>
          </table:table-cell>
          <table:table-cell office:value-type="string" calcext:value-type="string">
            <text:p>[-6.927001408359423, -4.582351118715078, -6.771379985359038, -9.769499927024938]</text:p>
          </table:table-cell>
          <table:table-cell office:value-type="string" calcext:value-type="string">
            <text:p>[-8.363911763025289, -1.7072482831109737, -2.829772901468419, -7.588049643523775]</text:p>
          </table:table-cell>
          <table:table-cell office:value-type="string" calcext:value-type="string">
            <text:p>[-4.340547731607969, -5.908396293428297, -9.606116644211205, -12.068847730037158]</text:p>
          </table:table-cell>
          <table:table-cell office:value-type="string" calcext:value-type="string">
            <text:p>[-3.1277350054836894, -8.363653809856286, -18.66011541972925, -32.286348300736755]</text:p>
          </table:table-cell>
          <table:table-cell office:value-type="string" calcext:value-type="string">
            <text:p>[-2.0159424670876724, -1.8331485332743647, -4.144816530197026, -6.025400702745443]</text:p>
          </table:table-cell>
          <table:table-cell office:value-type="string" calcext:value-type="string">
            <text:p>[-19.19547977444893, -1.716500567487489, -2.612003365217963, -4.04643155677011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7.773254363418477, -9.373378743792093, -13.709824047438456, -17.358483466818477]</text:p>
          </table:table-cell>
          <table:table-cell office:value-type="string" calcext:value-type="string">
            <text:p>[-11.481103007886784, -0.41289772000114855, -0.16458608080762716, -0.4532560171679689]</text:p>
          </table:table-cell>
          <table:table-cell office:value-type="string" calcext:value-type="string">
            <text:p>[-34.364329291064344, -2.650467325582251, -5.393113119128579, -8.868306917398105]</text:p>
          </table:table-cell>
          <table:table-cell office:value-type="string" calcext:value-type="string">
            <text:p>[-36.19077285778203, -3.328079050972055, -5.642486367296895, -8.905254923934326]</text:p>
          </table:table-cell>
          <table:table-cell office:value-type="string" calcext:value-type="string">
            <text:p>[-33.84215833357476, -3.8889320861134724, -6.50326330036981, -9.182895542057734]</text:p>
          </table:table-cell>
          <table:table-cell office:value-type="string" calcext:value-type="string">
            <text:p>[-11.262404508451995, -1.845782754932812, -1.8031990016087018, -1.3782839424201665]</text:p>
          </table:table-cell>
          <table:table-cell office:value-type="string" calcext:value-type="string">
            <text:p>[-2.619134213103469, -8.605538190304628, -18.285035719244334, -29.617478303440215]</text:p>
          </table:table-cell>
          <table:table-cell office:value-type="string" calcext:value-type="string">
            <text:p>[-32.274321961273046, -2.7010049840881845, -3.7732596253171824, -6.966288934385378]</text:p>
          </table:table-cell>
          <table:table-cell office:value-type="string" calcext:value-type="string">
            <text:p>[-41.916494983376886, -5.4941949081456, -11.389627859660202, -21.286849652520413]</text:p>
          </table:table-cell>
          <table:table-cell office:value-type="string" calcext:value-type="string">
            <text:p>[-49.02721403878685, -9.197283825497603, -20.594349278184822, -35.3358245390197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.5853437169916846, -1.7781923962601809, -3.7719912557112822, -5.21861836195916]</text:p>
          </table:table-cell>
          <table:table-cell office:value-type="string" calcext:value-type="string">
            <text:p>[-51.184211577781284, -3.5519055603500993, -3.3653320289486865, -3.839512628480879]</text:p>
          </table:table-cell>
          <table:table-cell office:value-type="string" calcext:value-type="string">
            <text:p>[-23.41822523885646, -4.294766660246552, -6.804328224273526, -9.46722633035655]</text:p>
          </table:table-cell>
          <table:table-cell office:value-type="string" calcext:value-type="string">
            <text:p>[-35.11161544271351, -4.454368620575511, -6.7745787971794424, -10.011152464081775]</text:p>
          </table:table-cell>
          <table:table-cell office:value-type="string" calcext:value-type="string">
            <text:p>[-7.218543651829501, -1.5690513879946577, -2.177641000137709, -1.3960579651616678]</text:p>
          </table:table-cell>
          <table:table-cell office:value-type="string" calcext:value-type="string">
            <text:p>[-3.10916030484083, -3.5073664159394724, -5.516114184694909, -6.7640427500466505]</text:p>
          </table:table-cell>
          <table:table-cell office:value-type="string" calcext:value-type="string">
            <text:p>[-19.354769183139254, -3.9434136695365885, -5.795735369405031, -7.935302810185618]</text:p>
          </table:table-cell>
          <table:table-cell office:value-type="string" calcext:value-type="string">
            <text:p>[-63.5306627666816, -3.9028868571672204, -5.103738742927022, -6.592710908356314]</text:p>
          </table:table-cell>
          <table:table-cell office:value-type="string" calcext:value-type="string">
            <text:p>[-54.591133677191195, -3.36982494925564, -3.5208430851535244, -5.358351016911156]</text:p>
          </table:table-cell>
          <table:table-cell office:value-type="string" calcext:value-type="string">
            <text:p>[-32.7989047434992, -2.7055399690165904, -2.6697105914887054, -4.14686886473305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8.05584343477405, -7.883439745931442, -16.989813863665248, -31.396938691814547]</text:p>
          </table:table-cell>
          <table:table-cell office:value-type="string" calcext:value-type="string">
            <text:p>[-42.61215081056196, -2.747905803900852, -3.029156095282115, -4.553677041711324]</text:p>
          </table:table-cell>
          <table:table-cell office:value-type="string" calcext:value-type="string">
            <text:p>[-53.15809954633739, -4.789080620179154, -5.512094850186422, -7.0086028062154915]</text:p>
          </table:table-cell>
          <table:table-cell office:value-type="string" calcext:value-type="string">
            <text:p>[-41.07012130968963, -8.045976978587067, -13.866631928376915, -19.259748356949345]</text:p>
          </table:table-cell>
          <table:table-cell office:value-type="string" calcext:value-type="string">
            <text:p>[-40.51642197986436, -3.35738095058451, -3.176255058699673, -3.8611731415375994]</text:p>
          </table:table-cell>
          <table:table-cell office:value-type="string" calcext:value-type="string">
            <text:p>[-22.18167858107749, -3.98763332015315, -5.146456141302824, -5.632953137450758]</text:p>
          </table:table-cell>
          <table:table-cell office:value-type="string" calcext:value-type="string">
            <text:p>[-47.93633253632896, -3.4409405134469884, -3.8355185259383306, -5.107064760889712]</text:p>
          </table:table-cell>
          <table:table-cell office:value-type="string" calcext:value-type="string">
            <text:p>[-5.559412545297104, -3.3218187992041015, -5.383919153080208, -7.823826729662864]</text:p>
          </table:table-cell>
          <table:table-cell office:value-type="string" calcext:value-type="string">
            <text:p>[-37.10986906846445, -3.2934514779175528, -5.515434728497248, -8.018370950263321]</text:p>
          </table:table-cell>
          <table:table-cell office:value-type="string" calcext:value-type="string">
            <text:p>[-35.01459922358248, -3.222543887578011, -4.499203654523898, -5.17989541097387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7.93970496770268, -2.6535071837755275, -2.6757419917769143, -3.1436237948202717]</text:p>
          </table:table-cell>
          <table:table-cell office:value-type="string" calcext:value-type="string">
            <text:p>[-8.186184170210309, -9.566763203143601, -15.548710987522153, -21.444960516449285]</text:p>
          </table:table-cell>
          <table:table-cell office:value-type="string" calcext:value-type="string">
            <text:p>[-20.53827911927657, -1.0957855713020326, -0.973115224749499, -1.3016437318430052]</text:p>
          </table:table-cell>
          <table:table-cell office:value-type="string" calcext:value-type="string">
            <text:p>[-56.94810297130264, -2.540868929134543, -2.316318594467126, -2.351266170674049]</text:p>
          </table:table-cell>
          <table:table-cell office:value-type="string" calcext:value-type="string">
            <text:p>[-34.50298109685661, -2.899770196298057, -5.505217482606417, -7.201605586542681]</text:p>
          </table:table-cell>
          <table:table-cell office:value-type="string" calcext:value-type="string">
            <text:p>[-24.074167658095757, -9.173304896487355, -16.8372371970406, -27.600176921339315]</text:p>
          </table:table-cell>
          <table:table-cell office:value-type="string" calcext:value-type="string">
            <text:p>[-62.016078108636606, -3.9949019788297457, -4.123879356462279, -3.8317144798585057]</text:p>
          </table:table-cell>
          <table:table-cell office:value-type="string" calcext:value-type="string">
            <text:p>[-19.22899866556382, -2.5429915484148857, -6.632205169015726, -15.267880348330198]</text:p>
          </table:table-cell>
          <table:table-cell office:value-type="string" calcext:value-type="string">
            <text:p>[-45.206222836992204, -3.373002770429534, -4.545616456005219, -5.8050554008513]</text:p>
          </table:table-cell>
          <table:table-cell office:value-type="string" calcext:value-type="string">
            <text:p>[-19.547165712882464, -1.9686974296728055, -2.524701593053691, -3.10863351695087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40.36089861055139, -3.658141484266264, -6.757859903446817, -11.061472002085114]</text:p>
          </table:table-cell>
          <table:table-cell office:value-type="string" calcext:value-type="string">
            <text:p>[-51.581123095523004, -3.4813874582448223, -2.6455294967010268, -4.849186100845593]</text:p>
          </table:table-cell>
          <table:table-cell office:value-type="string" calcext:value-type="string">
            <text:p>[-24.903727805746033, -7.966100922010133, -17.577531635446284, -26.702884089168943]</text:p>
          </table:table-cell>
          <table:table-cell office:value-type="string" calcext:value-type="string">
            <text:p>[-38.49596039594392, -1.6838569318987195, -2.2565727627446686, -2.7145335370704293]</text:p>
          </table:table-cell>
          <table:table-cell office:value-type="string" calcext:value-type="string">
            <text:p>[-71.53493317311741, -3.3870718168315106, -1.852259656265387, -1.2484326982747707]</text:p>
          </table:table-cell>
          <table:table-cell office:value-type="string" calcext:value-type="string">
            <text:p>[-47.963673672073256, -2.7349375103350004, -2.4131696581604523, -2.800394341630774]</text:p>
          </table:table-cell>
          <table:table-cell office:value-type="string" calcext:value-type="string">
            <text:p>[-19.357717137683327, -2.1260431097250843, -3.779918518879044, -5.0079394606376]</text:p>
          </table:table-cell>
          <table:table-cell office:value-type="string" calcext:value-type="string">
            <text:p>[-49.08149007836378, -2.9149088932490796, -3.649051210868337, -7.09007162541353]</text:p>
          </table:table-cell>
          <table:table-cell office:value-type="string" calcext:value-type="string">
            <text:p>[-18.643950861276547, -2.1241079128225593, -3.5467468220944154, -4.9867301695237565]</text:p>
          </table:table-cell>
          <table:table-cell office:value-type="string" calcext:value-type="string">
            <text:p>[-37.458761080788825, -1.435369703647238, -1.8384684306443466, -2.188713062050218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6.84314274202935, -6.467460024044169, -9.789493763234635, -13.999035248262759]</text:p>
          </table:table-cell>
          <table:table-cell office:value-type="string" calcext:value-type="string">
            <text:p>[-54.55943269199766, -13.31814192515013, -18.523462544633972, -25.08333817510502]</text:p>
          </table:table-cell>
          <table:table-cell office:value-type="string" calcext:value-type="string">
            <text:p>[-61.251375269624496, -4.887710916740451, -4.8369315289805925, -4.715252887186661]</text:p>
          </table:table-cell>
          <table:table-cell office:value-type="string" calcext:value-type="string">
            <text:p>[-58.31660789392066, -3.2496479355787145, -2.7053273691445945, -2.356175158448881]</text:p>
          </table:table-cell>
          <table:table-cell office:value-type="string" calcext:value-type="string">
            <text:p>[-23.934769742332374, -3.819895633578252, -4.174536437357768, -3.870552744924405]</text:p>
          </table:table-cell>
          <table:table-cell office:value-type="string" calcext:value-type="string">
            <text:p>[-37.686467101906814, -2.1324585040318533, -2.313715924040305, -1.9262832669291852]</text:p>
          </table:table-cell>
          <table:table-cell office:value-type="string" calcext:value-type="string">
            <text:p>[-61.27071160287451, -3.4293919168996156, -3.8737195892983856, -3.926638471741928]</text:p>
          </table:table-cell>
          <table:table-cell office:value-type="string" calcext:value-type="string">
            <text:p>[-18.091666846871735, -3.4135992657089664, -3.211670472064543, -0.6367028757839011]</text:p>
          </table:table-cell>
          <table:table-cell office:value-type="string" calcext:value-type="string">
            <text:p>[-45.72511715195926, -1.5050786681486406, -1.9168743769087948, -1.4619132626782827]</text:p>
          </table:table-cell>
          <table:table-cell office:value-type="string" calcext:value-type="string">
            <text:p>[-65.95616353103, -4.464704109779727, -3.4819786929042973, -4.53192303711396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21.98095280255621, -2.1916957440576867, -2.0207978860327103, -1.5402250111230753]</text:p>
          </table:table-cell>
          <table:table-cell office:value-type="string" calcext:value-type="string">
            <text:p>[-75.37934923475038, -5.840081443876022, -5.436299548474222, -6.143490967803933]</text:p>
          </table:table-cell>
          <table:table-cell office:value-type="string" calcext:value-type="string">
            <text:p>[-56.867278808854, -6.196037606872906, -9.34685753318385, -12.965021247555008]</text:p>
          </table:table-cell>
          <table:table-cell office:value-type="string" calcext:value-type="string">
            <text:p>[-60.54520232047036, -3.6085402221837537, -2.890139273343051, -2.2250250400470017]</text:p>
          </table:table-cell>
          <table:table-cell office:value-type="string" calcext:value-type="string">
            <text:p>[-58.73283913603296, -4.753881274084826, -6.626528830596645, -10.09951363223589]</text:p>
          </table:table-cell>
          <table:table-cell office:value-type="string" calcext:value-type="string">
            <text:p>[-54.46386691678813, -5.306543087354787, -6.987867457856045, -8.980575665620671]</text:p>
          </table:table-cell>
          <table:table-cell office:value-type="string" calcext:value-type="string">
            <text:p>[-55.26392413013301, -3.5250983435725525, -2.3579568184170396, -0.9731480819882732]</text:p>
          </table:table-cell>
          <table:table-cell office:value-type="string" calcext:value-type="string">
            <text:p>[-45.986754230611695, -2.252279463600404, -1.3618250161163914, -1.0201533000843588]</text:p>
          </table:table-cell>
          <table:table-cell office:value-type="string" calcext:value-type="string">
            <text:p>[-61.05028912562598, -5.0610486822497025, -5.257695955350106, -5.517199099221282]</text:p>
          </table:table-cell>
          <table:table-cell office:value-type="string" calcext:value-type="string">
            <text:p>[-73.52325385798027, -4.086766417858945, -2.8418791822229172, -1.277691170431194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62.93635710138776, -4.008747182484895, -2.5832828818630915, -1.1122601603780646]</text:p>
          </table:table-cell>
          <table:table-cell office:value-type="string" calcext:value-type="string">
            <text:p>[-55.321237198225504, -3.8858296188804875, -2.7574346841647612, -1.0775698102053477]</text:p>
          </table:table-cell>
          <table:table-cell office:value-type="string" calcext:value-type="string">
            <text:p>[-47.75632015502915, -4.556648278847164, -2.962282367511593, -1.3671997050049622]</text:p>
          </table:table-cell>
          <table:table-cell office:value-type="string" calcext:value-type="string">
            <text:p>[-23.494831398730277, -4.225536097722138, -3.3328175294493168, -1.2641254658462442]</text:p>
          </table:table-cell>
          <table:table-cell office:value-type="string" calcext:value-type="string">
            <text:p>[-95.92461724533106, -5.312486735711963, -2.2353785211331356, -1.1074181245882109]</text:p>
          </table:table-cell>
          <table:table-cell table:number-columns-repeated="2" office:value-type="string" calcext:value-type="string">
            <text:p>[-47.75632015502915, -4.556648278847164, -2.962282367511593, -1.3671997050049622]</text:p>
          </table:table-cell>
          <table:table-cell office:value-type="string" calcext:value-type="string">
            <text:p>[-23.494831398730277, -4.225536097722138, -3.3328175294493168, -1.2641254658462442]</text:p>
          </table:table-cell>
          <table:table-cell office:value-type="string" calcext:value-type="string">
            <text:p>[-99.8803447168183, -5.581991676920772, -1.8110845108791684, -0.6884606804638871]</text:p>
          </table:table-cell>
          <table:table-cell office:value-type="string" calcext:value-type="string">
            <text:p>[-98.97693709750264, -5.63450646835435, -3.4536761095911084, -1.806830013286120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302910518893295, 0.497800961773601, 0.5741548621176062, 0.6725931850087813]</text:p>
          </table:table-cell>
          <table:table-cell table:number-columns-repeated="2" office:value-type="string" calcext:value-type="string">
            <text:p>[0.2717524036649032, 0.49492752276369145, 0.5739045105209938, 0.6725896817899221]</text:p>
          </table:table-cell>
          <table:table-cell office:value-type="string" calcext:value-type="string">
            <text:p>[0.302910518893295, 0.497800961773601, 0.5741548621176062, 0.6725931850087813]</text:p>
          </table:table-cell>
          <table:table-cell office:value-type="string" calcext:value-type="string">
            <text:p>[0.2657363789776491, 0.49421940580437923, 0.5732810561314776, 0.675631557324486]</text:p>
          </table:table-cell>
          <table:table-cell office:value-type="string" calcext:value-type="string">
            <text:p>[0.26153323653793403, 0.4938439032282823, 0.570933423392992, 0.6690524915522107]</text:p>
          </table:table-cell>
          <table:table-cell office:value-type="string" calcext:value-type="string">
            <text:p>[0.302910518893295, 0.497800961773601, 0.5741548621176062, 0.6725931850087813]</text:p>
          </table:table-cell>
          <table:table-cell office:value-type="string" calcext:value-type="string">
            <text:p>[0.2629552446239899, 0.4942280750979095, 0.573270837514185, 0.6707655213245073]</text:p>
          </table:table-cell>
          <table:table-cell office:value-type="string" calcext:value-type="string">
            <text:p>[0.26211534087840205, 0.494243646262216, 0.5718068885676009, 0.6704443512817465]</text:p>
          </table:table-cell>
          <table:table-cell office:value-type="string" calcext:value-type="string">
            <text:p>[0.2625709722223402, 0.4962509657994636, 0.5768532024288456, 0.676523533432460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30644712859876855, 0.49892341540154417, 0.5765895104662658, 0.6773765913793282]</text:p>
          </table:table-cell>
          <table:table-cell office:value-type="string" calcext:value-type="string">
            <text:p>[0.2633529133412375, 0.4924945218512693, 0.5674493585462385, 0.6589740051123292]</text:p>
          </table:table-cell>
          <table:table-cell office:value-type="string" calcext:value-type="string">
            <text:p>[0.26353691234239823, 0.4943562554450219, 0.5755507668406937, 0.6841424516427629]</text:p>
          </table:table-cell>
          <table:table-cell office:value-type="string" calcext:value-type="string">
            <text:p>[0.2681309891251707, 0.5028241596444359, 0.5894708163262153, 0.6996511265669605]</text:p>
          </table:table-cell>
          <table:table-cell office:value-type="string" calcext:value-type="string">
            <text:p>[0.26378006130358106, 0.5027654552787804, 0.5882938282899075, 0.6948071062742692]</text:p>
          </table:table-cell>
          <table:table-cell office:value-type="string" calcext:value-type="string">
            <text:p>[0.2689951366222989, 0.4944407711565374, 0.576237481861124, 0.6797705393709819]</text:p>
          </table:table-cell>
          <table:table-cell office:value-type="string" calcext:value-type="string">
            <text:p>[0.2621225107649906, 0.4961851361305928, 0.5802141947704258, 0.6958585676007788]</text:p>
          </table:table-cell>
          <table:table-cell office:value-type="string" calcext:value-type="string">
            <text:p>[0.2631166061416936, 0.49632781152242517, 0.5757507671959301, 0.6749357587473759]</text:p>
          </table:table-cell>
          <table:table-cell office:value-type="string" calcext:value-type="string">
            <text:p>[0.2617475876940466, 0.4927557436536362, 0.5660476995292238, 0.658275983699614]</text:p>
          </table:table-cell>
          <table:table-cell office:value-type="string" calcext:value-type="string">
            <text:p>[0.2629655905333074, 0.4958240397610226, 0.5755183656910525, 0.674759650783923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20764863633899, 0.4964397038437519, 0.5839189387982838, 0.7121044055063029]</text:p>
          </table:table-cell>
          <table:table-cell office:value-type="string" calcext:value-type="string">
            <text:p>[0.30298506076883264, 0.49394876321343706, 0.5734523821568942, 0.6790199731272728]</text:p>
          </table:table-cell>
          <table:table-cell office:value-type="string" calcext:value-type="string">
            <text:p>[0.2684918434954561, 0.5031809697403785, 0.5903282420733464, 0.7011849058947988]</text:p>
          </table:table-cell>
          <table:table-cell office:value-type="string" calcext:value-type="string">
            <text:p>[0.29770481135108073, 0.5014506183971457, 0.5847350947606101, 0.7008502266423068]</text:p>
          </table:table-cell>
          <table:table-cell office:value-type="string" calcext:value-type="string">
            <text:p>[0.26777509644447084, 0.5246701306181845, 0.6643722969888806, 0.8735611168249108]</text:p>
          </table:table-cell>
          <table:table-cell office:value-type="string" calcext:value-type="string">
            <text:p>[0.273134622010434, 0.5274125636169584, 0.666715693197631, 0.8775517508787026]</text:p>
          </table:table-cell>
          <table:table-cell office:value-type="string" calcext:value-type="string">
            <text:p>[0.29819681886587335, 0.4953380175231891, 0.5753271151542836, 0.6857164738005082]</text:p>
          </table:table-cell>
          <table:table-cell office:value-type="string" calcext:value-type="string">
            <text:p>[0.30321838070746465, 0.497229323413551, 0.5747607532108132, 0.6764805659516633]</text:p>
          </table:table-cell>
          <table:table-cell office:value-type="string" calcext:value-type="string">
            <text:p>[0.263464219612154, 0.5026235529670354, 0.5907515898624363, 0.7078120774853107]</text:p>
          </table:table-cell>
          <table:table-cell office:value-type="string" calcext:value-type="string">
            <text:p>[0.3391940789217467, 0.49754685283384104, 0.5754638768698412, 0.678448391696407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638651884893331, 0.49351931897867185, 0.5744697885788084, 0.6765043867820791]</text:p>
          </table:table-cell>
          <table:table-cell office:value-type="string" calcext:value-type="string">
            <text:p>[0.272163235695112, 0.4985460136620356, 0.5835035760359515, 0.6876287388744302]</text:p>
          </table:table-cell>
          <table:table-cell office:value-type="string" calcext:value-type="string">
            <text:p>[0.2632807646327326, 0.49537804709612193, 0.5718466806800551, 0.6584340517028408]</text:p>
          </table:table-cell>
          <table:table-cell office:value-type="string" calcext:value-type="string">
            <text:p>[0.30870788409890504, 0.5074756016548254, 0.5937874683627413, 0.7090664579072037]</text:p>
          </table:table-cell>
          <table:table-cell office:value-type="string" calcext:value-type="string">
            <text:p>[0.273509649672011, 0.5019720099803127, 0.5857308046586485, 0.6895739467239247]</text:p>
          </table:table-cell>
          <table:table-cell office:value-type="string" calcext:value-type="string">
            <text:p>[0.2628306871899384, 0.4987545988801332, 0.5915258153989537, 0.7211120427717814]</text:p>
          </table:table-cell>
          <table:table-cell office:value-type="string" calcext:value-type="string">
            <text:p>[0.31538862148842167, 0.505785816011104, 0.5930979640666827, 0.7156467967689678]</text:p>
          </table:table-cell>
          <table:table-cell office:value-type="string" calcext:value-type="string">
            <text:p>[0.27054486179029824, 0.49501834527862254, 0.5789233473039089, 0.6877290985577469]</text:p>
          </table:table-cell>
          <table:table-cell office:value-type="string" calcext:value-type="string">
            <text:p>[0.2677947608469844, 0.4989529150360978, 0.582973880618497, 0.6886077388733655]</text:p>
          </table:table-cell>
          <table:table-cell office:value-type="string" calcext:value-type="string">
            <text:p>[0.2780983749397708, 0.523753713519676, 0.623254588445044, 0.750567560800598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6773960362693366, 0.500898246522413, 0.5931377499123435, 0.7227996301149071]</text:p>
          </table:table-cell>
          <table:table-cell office:value-type="string" calcext:value-type="string">
            <text:p>[0.27074107419297805, 0.4977595837542284, 0.5791095345558581, 0.6751250145990257]</text:p>
          </table:table-cell>
          <table:table-cell office:value-type="string" calcext:value-type="string">
            <text:p>[0.30830973223116503, 0.5097194413381602, 0.5964375858532187, 0.7131230190265357]</text:p>
          </table:table-cell>
          <table:table-cell office:value-type="string" calcext:value-type="string">
            <text:p>[0.2634031137355588, 0.5020878210734951, 0.5961029064706366, 0.736033483841782]</text:p>
          </table:table-cell>
          <table:table-cell office:value-type="string" calcext:value-type="string">
            <text:p>[0.29942415730633193, 0.4954750539887765, 0.5727333718995335, 0.6740439044662627]</text:p>
          </table:table-cell>
          <table:table-cell office:value-type="string" calcext:value-type="string">
            <text:p>[0.27584133394823673, 0.5237688857433735, 0.6347644839151282, 0.7833566644048613]</text:p>
          </table:table-cell>
          <table:table-cell office:value-type="string" calcext:value-type="string">
            <text:p>[0.2993455625718243, 0.5010219040059982, 0.5868653245922085, 0.6980439775227156]</text:p>
          </table:table-cell>
          <table:table-cell office:value-type="string" calcext:value-type="string">
            <text:p>[0.27318997166996384, 0.5033946349176037, 0.5944167172311883, 0.7164481858328046]</text:p>
          </table:table-cell>
          <table:table-cell office:value-type="string" calcext:value-type="string">
            <text:p>[0.2681692274083221, 0.5015959858963023, 0.5890981013226749, 0.7084930489012954]</text:p>
          </table:table-cell>
          <table:table-cell office:value-type="string" calcext:value-type="string">
            <text:p>[0.30269543137438426, 0.4973305879070938, 0.5786783593840646, 0.677923296232462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7016292846429727, 0.5046882370019536, 0.5836708528199329, 0.6861572217693959]</text:p>
          </table:table-cell>
          <table:table-cell office:value-type="string" calcext:value-type="string">
            <text:p>[0.32832831158572723, 0.5323602516713019, 0.6756378907077358, 0.8809152892503702]</text:p>
          </table:table-cell>
          <table:table-cell office:value-type="string" calcext:value-type="string">
            <text:p>[0.26886572583490914, 0.5094568750195759, 0.6001569213772774, 0.7186059256739543]</text:p>
          </table:table-cell>
          <table:table-cell office:value-type="string" calcext:value-type="string">
            <text:p>[0.33953236028207434, 0.5003642012619308, 0.5795851699045909, 0.6805296907460865]</text:p>
          </table:table-cell>
          <table:table-cell office:value-type="string" calcext:value-type="string">
            <text:p>[0.3082988582787541, 0.5129821116289995, 0.5959457200958259, 0.7098409188944315]</text:p>
          </table:table-cell>
          <table:table-cell office:value-type="string" calcext:value-type="string">
            <text:p>[0.35222656925985785, 0.5026926315645964, 0.5805762740536091, 0.6913950134403203]</text:p>
          </table:table-cell>
          <table:table-cell office:value-type="string" calcext:value-type="string">
            <text:p>[0.2984307767075027, 0.4941372173139553, 0.5731572617370234, 0.6739644863025367]</text:p>
          </table:table-cell>
          <table:table-cell office:value-type="string" calcext:value-type="string">
            <text:p>[0.2722323299743179, 0.514387875196818, 0.6286710514395997, 0.7872825127654893]</text:p>
          </table:table-cell>
          <table:table-cell office:value-type="string" calcext:value-type="string">
            <text:p>[0.36960043692858763, 0.5104818776904543, 0.5961903840204162, 0.7200351907290333]</text:p>
          </table:table-cell>
          <table:table-cell office:value-type="string" calcext:value-type="string">
            <text:p>[0.26535131679802143, 0.5111828888608434, 0.6102861170867826, 0.75265935954809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7537775765316713, 0.5055744633427142, 0.5955787507563151, 0.7147569242805978]</text:p>
          </table:table-cell>
          <table:table-cell office:value-type="string" calcext:value-type="string">
            <text:p>[0.27496028828783187, 0.5037194003250748, 0.5919215976561054, 0.702452545174715]</text:p>
          </table:table-cell>
          <table:table-cell office:value-type="string" calcext:value-type="string">
            <text:p>[0.30475474211324044, 0.5064686424490898, 0.5983057873629488, 0.7230143514121197]</text:p>
          </table:table-cell>
          <table:table-cell office:value-type="string" calcext:value-type="string">
            <text:p>[0.32592276617713584, 0.5271480314950914, 0.6274233624188948, 0.7641491803721172]</text:p>
          </table:table-cell>
          <table:table-cell office:value-type="string" calcext:value-type="string">
            <text:p>[0.27692554217830945, 0.530940728187234, 0.6706460364778455, 0.8932920520687428]</text:p>
          </table:table-cell>
          <table:table-cell office:value-type="string" calcext:value-type="string">
            <text:p>[0.4257763009452669, 0.5140438661851002, 0.6003722545399721, 0.7168031253124836]</text:p>
          </table:table-cell>
          <table:table-cell office:value-type="string" calcext:value-type="string">
            <text:p>[0.3058124854224839, 0.5059712717875187, 0.5982228670142739, 0.7175987178898902]</text:p>
          </table:table-cell>
          <table:table-cell office:value-type="string" calcext:value-type="string">
            <text:p>[0.3052737225644615, 0.5164281399417114, 0.613618334425832, 0.7322644250985568]</text:p>
          </table:table-cell>
          <table:table-cell office:value-type="string" calcext:value-type="string">
            <text:p>[0.3224489932536637, 0.5121983155270794, 0.5996757496012565, 0.7171297107788392]</text:p>
          </table:table-cell>
          <table:table-cell office:value-type="string" calcext:value-type="string">
            <text:p>[0.3426606777016714, 0.5032614928040015, 0.5850059100949685, 0.6891645766847339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942582491611944, 0.5151934950826821, 0.6065720695578074, 0.7376163844969638]</text:p>
          </table:table-cell>
          <table:table-cell office:value-type="string" calcext:value-type="string">
            <text:p>[0.34984995706347893, 0.5340944171035273, 0.639745723443, 0.7803826511138454]</text:p>
          </table:table-cell>
          <table:table-cell office:value-type="string" calcext:value-type="string">
            <text:p>[0.29933055549191784, 0.5009158046814373, 0.5851042161146588, 0.693030826099031]</text:p>
          </table:table-cell>
          <table:table-cell office:value-type="string" calcext:value-type="string">
            <text:p>[0.3417245010531807, 0.5388742405915518, 0.6434641643736433, 0.7703393139915555]</text:p>
          </table:table-cell>
          <table:table-cell office:value-type="string" calcext:value-type="string">
            <text:p>[0.3210778041803941, 0.5167986557853889, 0.6090674232337205, 0.7344155742261624]</text:p>
          </table:table-cell>
          <table:table-cell office:value-type="string" calcext:value-type="string">
            <text:p>[0.32456914885441984, 0.5012204318942992, 0.5855585360050869, 0.7194172311061672]</text:p>
          </table:table-cell>
          <table:table-cell office:value-type="string" calcext:value-type="string">
            <text:p>[0.28697060773163685, 0.5233780304550382, 0.624284558501873, 0.7498766415945711]</text:p>
          </table:table-cell>
          <table:table-cell office:value-type="string" calcext:value-type="string">
            <text:p>[0.2824276787844646, 0.5366123395465331, 0.6749034609277416, 0.883553807965788]</text:p>
          </table:table-cell>
          <table:table-cell office:value-type="string" calcext:value-type="string">
            <text:p>[0.2784535658838316, 0.5046270103679332, 0.5943313264876134, 0.7084539187588965]</text:p>
          </table:table-cell>
          <table:table-cell office:value-type="string" calcext:value-type="string">
            <text:p>[0.3281154506961237, 0.5023207366296981, 0.586247901139636, 0.697151252875061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4303187707967236, 0.5388136509204958, 0.6469812740256644, 0.7851898576826383]</text:p>
          </table:table-cell>
          <table:table-cell office:value-type="string" calcext:value-type="string">
            <text:p>[0.27159638314355805, 0.4952579994350214, 0.5718731003385754, 0.6720139910110413]</text:p>
          </table:table-cell>
          <table:table-cell office:value-type="string" calcext:value-type="string">
            <text:p>[0.34500896760283867, 0.5059935408169492, 0.5998449221909169, 0.7285989588033853]</text:p>
          </table:table-cell>
          <table:table-cell office:value-type="string" calcext:value-type="string">
            <text:p>[0.35086315052128614, 0.5102280636329395, 0.6017271939554738, 0.7285395696608044]</text:p>
          </table:table-cell>
          <table:table-cell office:value-type="string" calcext:value-type="string">
            <text:p>[0.3562933329558896, 0.5138194828946193, 0.6088705772572279, 0.730699641195932]</text:p>
          </table:table-cell>
          <table:table-cell office:value-type="string" calcext:value-type="string">
            <text:p>[0.33608616010090514, 0.5029591888303571, 0.5812525053592056, 0.6784776286607426]</text:p>
          </table:table-cell>
          <table:table-cell office:value-type="string" calcext:value-type="string">
            <text:p>[0.2897979422983447, 0.5363418289210832, 0.6745015913718914, 0.8685486620776123]</text:p>
          </table:table-cell>
          <table:table-cell office:value-type="string" calcext:value-type="string">
            <text:p>[0.3391500317722267, 0.5064136349369445, 0.5904827609884704, 0.7125617357524735]</text:p>
          </table:table-cell>
          <table:table-cell office:value-type="string" calcext:value-type="string">
            <text:p>[0.3739108053622144, 0.523021173761813, 0.6359545702867514, 0.8121743037790264]</text:p>
          </table:table-cell>
          <table:table-cell office:value-type="string" calcext:value-type="string">
            <text:p>[0.39169106424902034, 0.5400630613099804, 0.6860294826782339, 0.90592164905228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2682339000436541, 0.5027993177750931, 0.5925549476088623, 0.7040694133578538]</text:p>
          </table:table-cell>
          <table:table-cell office:value-type="string" calcext:value-type="string">
            <text:p>[0.43831282703424906, 0.5113847722864976, 0.590362441434933, 0.6945852952641619]</text:p>
          </table:table-cell>
          <table:table-cell office:value-type="string" calcext:value-type="string">
            <text:p>[0.32978478545967616, 0.5167636102118871, 0.6101921136782227, 0.7323932051963481]</text:p>
          </table:table-cell>
          <table:table-cell office:value-type="string" calcext:value-type="string">
            <text:p>[0.35449646178638505, 0.5185415210538442, 0.6091682744734962, 0.7367705139802254]</text:p>
          </table:table-cell>
          <table:table-cell office:value-type="string" calcext:value-type="string">
            <text:p>[0.26968177327543397, 0.5018483872571814, 0.5830619082034488, 0.678631711815903]</text:p>
          </table:table-cell>
          <table:table-cell office:value-type="string" calcext:value-type="string">
            <text:p>[0.33147882681689916, 0.512112184808188, 0.601112231833079, 0.7124276589123835]</text:p>
          </table:table-cell>
          <table:table-cell office:value-type="string" calcext:value-type="string">
            <text:p>[0.32878952620977436, 0.5129706427236321, 0.6021624396294653, 0.7221438327159702]</text:p>
          </table:table-cell>
          <table:table-cell office:value-type="string" calcext:value-type="string">
            <text:p>[0.4622419099374136, 0.5134990283996649, 0.5989581006249781, 0.712792160996]</text:p>
          </table:table-cell>
          <table:table-cell office:value-type="string" calcext:value-type="string">
            <text:p>[0.42647006764826967, 0.5104855782896468, 0.5910397455075164, 0.7048752158369711]</text:p>
          </table:table-cell>
          <table:table-cell office:value-type="string" calcext:value-type="string">
            <text:p>[0.3663935394520339, 0.5073995194251743, 0.5854347759660626, 0.694029350755615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9428380195364854, 0.5327757897782399, 0.6652619392075787, 0.879114492140916]</text:p>
          </table:table-cell>
          <table:table-cell office:value-type="string" calcext:value-type="string">
            <text:p>[0.3706228499454433, 0.50774385085189, 0.5880095602902701, 0.6997270329402047]</text:p>
          </table:table-cell>
          <table:table-cell office:value-type="string" calcext:value-type="string">
            <text:p>[0.44180829724987825, 0.5179433036826456, 0.6011432255602227, 0.7159437232501936]</text:p>
          </table:table-cell>
          <table:table-cell office:value-type="string" calcext:value-type="string">
            <text:p>[0.37478351253778597, 0.5334915511348653, 0.6485027056326108, 0.7979103178010662]</text:p>
          </table:table-cell>
          <table:table-cell office:value-type="string" calcext:value-type="string">
            <text:p>[0.37086537267421743, 0.511357004972622, 0.5887683347567564, 0.6943669875222589]</text:p>
          </table:table-cell>
          <table:table-cell office:value-type="string" calcext:value-type="string">
            <text:p>[0.3375061599626958, 0.515006019462448, 0.5988470655205036, 0.7063446134009378]</text:p>
          </table:table-cell>
          <table:table-cell office:value-type="string" calcext:value-type="string">
            <text:p>[0.3924749960137335, 0.5113396238790752, 0.5932748000879925, 0.7036669952470443]</text:p>
          </table:table-cell>
          <table:table-cell office:value-type="string" calcext:value-type="string">
            <text:p>[0.2664794381665498, 0.5117203229974662, 0.5992650821615417, 0.7207526199666442]</text:p>
          </table:table-cell>
          <table:table-cell office:value-type="string" calcext:value-type="string">
            <text:p>[0.35563952173057156, 0.5102565613082645, 0.6012557184716214, 0.7232369893298342]</text:p>
          </table:table-cell>
          <table:table-cell office:value-type="string" calcext:value-type="string">
            <text:p>[0.34880453477350193, 0.5099616654527485, 0.5963679880478855, 0.7046358733699875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899845798223421, 0.5065113591359403, 0.5863870951149814, 0.6911130168022939]</text:p>
          </table:table-cell>
          <table:table-cell office:value-type="string" calcext:value-type="string">
            <text:p>[0.2904851503378372, 0.5427056871703947, 0.6579340517633863, 0.8140431667553927]</text:p>
          </table:table-cell>
          <table:table-cell office:value-type="string" calcext:value-type="string">
            <text:p>[0.3284937910047505, 0.49911863133741163, 0.5771066682529273, 0.6774318510318125]</text:p>
          </table:table-cell>
          <table:table-cell office:value-type="string" calcext:value-type="string">
            <text:p>[0.44468248476680655, 0.5078602318204901, 0.5842406875808107, 0.6839372804814382]</text:p>
          </table:table-cell>
          <table:table-cell office:value-type="string" calcext:value-type="string">
            <text:p>[0.35856573596551694, 0.5073301217860497, 0.6019605699541745, 0.717360762678876]</text:p>
          </table:table-cell>
          <table:table-cell office:value-type="string" calcext:value-type="string">
            <text:p>[0.33533105696268095, 0.5383912791050115, 0.6643943128240132, 0.8533331130040334]</text:p>
          </table:table-cell>
          <table:table-cell office:value-type="string" calcext:value-type="string">
            <text:p>[0.4630826974898805, 0.5145116557655323, 0.5943884093854271, 0.6948330636792295]</text:p>
          </table:table-cell>
          <table:table-cell office:value-type="string" calcext:value-type="string">
            <text:p>[0.3342105780933022, 0.5057936478234107, 0.6077605238807626, 0.7718737101961773]</text:p>
          </table:table-cell>
          <table:table-cell office:value-type="string" calcext:value-type="string">
            <text:p>[0.380263949664296, 0.5110121501356444, 0.5961963557164903, 0.7079903968664036]</text:p>
          </table:table-cell>
          <table:table-cell office:value-type="string" calcext:value-type="string">
            <text:p>[0.3281639884458785, 0.5046256939908762, 0.5859626044811148, 0.689499416701624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7018454771682496, 0.5112982867065946, 0.6082401446271927, 0.7406973057411426]</text:p>
          </table:table-cell>
          <table:table-cell office:value-type="string" calcext:value-type="string">
            <text:p>[0.4403360215947183, 0.5096604708492463, 0.5857543372581282, 0.7012811544335983]</text:p>
          </table:table-cell>
          <table:table-cell office:value-type="string" calcext:value-type="string">
            <text:p>[0.3305973127206181, 0.5357696155419868, 0.6695400226109446, 0.8478690235290296]</text:p>
          </table:table-cell>
          <table:table-cell office:value-type="string" calcext:value-type="string">
            <text:p>[0.3532321682300599, 0.5022291490854847, 0.5836093435387648, 0.6873840462151993]</text:p>
          </table:table-cell>
          <table:table-cell office:value-type="string" calcext:value-type="string">
            <text:p>[0.4953315784928408, 0.5105707508936681, 0.5819830957355003, 0.6776575224397376]</text:p>
          </table:table-cell>
          <table:table-cell office:value-type="string" calcext:value-type="string">
            <text:p>[0.39303571550308486, 0.5079637975257291, 0.5852171584351803, 0.6882442816450085]</text:p>
          </table:table-cell>
          <table:table-cell office:value-type="string" calcext:value-type="string">
            <text:p>[0.32182032228506546, 0.5041395093863013, 0.5925749693093663, 0.7020746698329802]</text:p>
          </table:table-cell>
          <table:table-cell office:value-type="string" calcext:value-type="string">
            <text:p>[0.3991194684842263, 0.5083055356526773, 0.591932685718294, 0.7160131371222952]</text:p>
          </table:table-cell>
          <table:table-cell office:value-type="string" calcext:value-type="string">
            <text:p>[0.33299428631196765, 0.5058430925909704, 0.591905304383996, 0.7024163339983951]</text:p>
          </table:table-cell>
          <table:table-cell office:value-type="string" calcext:value-type="string">
            <text:p>[0.36401470978934186, 0.500925947539811, 0.5821348356585612, 0.684168358450482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437000758119362, 0.5255103470199215, 0.6257958971857046, 0.7611460155053104]</text:p>
          </table:table-cell>
          <table:table-cell office:value-type="string" calcext:value-type="string">
            <text:p>[0.38551938563395755, 0.5615881250382154, 0.6749755274906122, 0.8371341373438697]</text:p>
          </table:table-cell>
          <table:table-cell office:value-type="string" calcext:value-type="string">
            <text:p>[0.4719305722844352, 0.5187433731879937, 0.5971630627610028, 0.699942057314537]</text:p>
          </table:table-cell>
          <table:table-cell office:value-type="string" calcext:value-type="string">
            <text:p>[0.44986938742030164, 0.5099313752349586, 0.5870225978560986, 0.6847423633860413]</text:p>
          </table:table-cell>
          <table:table-cell office:value-type="string" calcext:value-type="string">
            <text:p>[0.34682893780408597, 0.5136139364273075, 0.5960809214001918, 0.6940529169711374]</text:p>
          </table:table-cell>
          <table:table-cell office:value-type="string" calcext:value-type="string">
            <text:p>[0.3657910645337674, 0.5061150944928154, 0.58394032926218, 0.6815320047936697]</text:p>
          </table:table-cell>
          <table:table-cell office:value-type="string" calcext:value-type="string">
            <text:p>[0.4526253110197167, 0.5112180812145249, 0.5928799864022533, 0.6947119827020168]</text:p>
          </table:table-cell>
          <table:table-cell office:value-type="string" calcext:value-type="string">
            <text:p>[0.34038579493619164, 0.5122585194382763, 0.5892699235672519, 0.6729240716492171]</text:p>
          </table:table-cell>
          <table:table-cell office:value-type="string" calcext:value-type="string">
            <text:p>[0.3714125023482274, 0.5023083645639792, 0.5818774998952205, 0.6795146400806136]</text:p>
          </table:table-cell>
          <table:table-cell office:value-type="string" calcext:value-type="string">
            <text:p>[0.49422235594500236, 0.5159077759701329, 0.5900783283328284, 0.698607543231988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392152807068685, 0.5054879941669634, 0.582908018172111, 0.6787038887932202]</text:p>
          </table:table-cell>
          <table:table-cell office:value-type="string" calcext:value-type="string">
            <text:p>[0.4946758549268742, 0.5220253095311387, 0.6018395301716674, 0.709733821383138]</text:p>
          </table:table-cell>
          <table:table-cell office:value-type="string" calcext:value-type="string">
            <text:p>[0.44403736266245275, 0.5247071737095059, 0.624107041377685, 0.7551980543852345]</text:p>
          </table:table-cell>
          <table:table-cell office:value-type="string" calcext:value-type="string">
            <text:p>[0.4723045134144864, 0.511664459111077, 0.5875506057508919, 0.6840051291212446]</text:p>
          </table:table-cell>
          <table:table-cell office:value-type="string" calcext:value-type="string">
            <text:p>[0.3876830210102874, 0.5183788344121288, 0.6067862608209446, 0.7345400582944359]</text:p>
          </table:table-cell>
          <table:table-cell office:value-type="string" calcext:value-type="string">
            <text:p>[0.4202040975952309, 0.5196187727308189, 0.6093766947966919, 0.7266241602810909]</text:p>
          </table:table-cell>
          <table:table-cell office:value-type="string" calcext:value-type="string">
            <text:p>[0.44239042070280277, 0.5115143064311811, 0.5846843963329706, 0.6757740115328441]</text:p>
          </table:table-cell>
          <table:table-cell office:value-type="string" calcext:value-type="string">
            <text:p>[0.40015057838089363, 0.5033924960435952, 0.578498389993448, 0.6766288411055749]</text:p>
          </table:table-cell>
          <table:table-cell office:value-type="string" calcext:value-type="string">
            <text:p>[0.47042773011087813, 0.5191482233267538, 0.5998570022661548, 0.7060843541864484]</text:p>
          </table:table-cell>
          <table:table-cell office:value-type="string" calcext:value-type="string">
            <text:p>[0.48281403859125194, 0.5144084024230594, 0.5876232472764901, 0.6775203604342798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75780173845883, 0.5140054926422789, 0.5859518274040587, 0.6767450354172182]</text:p>
          </table:table-cell>
          <table:table-cell office:value-type="string" calcext:value-type="string">
            <text:p>[0.4448585880181523, 0.5144482802180502, 0.5868980014297479, 0.6764534727471315]</text:p>
          </table:table-cell>
          <table:table-cell office:value-type="string" calcext:value-type="string">
            <text:p>[0.4597053791922118, 0.5177604690089133, 0.588656426940895, 0.6780609334381578]</text:p>
          </table:table-cell>
          <table:table-cell office:value-type="string" calcext:value-type="string">
            <text:p>[0.37907623742128616, 0.5167313924074106, 0.5899615926093188, 0.6774365616123414]</text:p>
          </table:table-cell>
          <table:table-cell office:value-type="string" calcext:value-type="string">
            <text:p>[0.5473207755977254, 0.5201596293981277, 0.5830348758799048, 0.676367184310206]</text:p>
          </table:table-cell>
          <table:table-cell table:number-columns-repeated="2" office:value-type="string" calcext:value-type="string">
            <text:p>[0.4597053791922118, 0.5177604690089133, 0.588656426940895, 0.6780609334381578]</text:p>
          </table:table-cell>
          <table:table-cell office:value-type="string" calcext:value-type="string">
            <text:p>[0.37907623742128616, 0.5167313924074106, 0.5899615926093188, 0.6774365616123414]</text:p>
          </table:table-cell>
          <table:table-cell office:value-type="string" calcext:value-type="string">
            <text:p>[0.5547511201341243, 0.5214102288034657, 0.5800770986118755, 0.6735776929598858]</text:p>
          </table:table-cell>
          <table:table-cell office:value-type="string" calcext:value-type="string">
            <text:p>[0.5465290885235075, 0.5219822793230945, 0.5905224049977109, 0.681390081339201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7']</text:p>
          </table:table-cell>
          <table:table-cell table:number-columns-repeated="2" office:value-type="string" calcext:value-type="string">
            <text:p>['ap03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5', 'ap07']</text:p>
          </table:table-cell>
          <table:table-cell office:value-type="string" calcext:value-type="string">
            <text:p>['dh02', 'dh07']</text:p>
          </table:table-cell>
          <table:table-cell office:value-type="string" calcext:value-type="string">
            <text:p>['ap01', 'dh08']</text:p>
          </table:table-cell>
          <table:table-cell office:value-type="string" calcext:value-type="string">
            <text:p>['ap05', 'dh03']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ap03', 'ap05']</text:p>
          </table:table-cell>
          <table:table-cell office:value-type="string" calcext:value-type="string">
            <text:p>['ap06', 'dh09']</text:p>
          </table:table-cell>
          <table:table-cell office:value-type="string" calcext:value-type="string">
            <text:p>['ap01', 'dh01']</text:p>
          </table:table-cell>
          <table:table-cell office:value-type="string" calcext:value-type="string">
            <text:p>['dh05', 'dh07']</text:p>
          </table:table-cell>
          <table:table-cell office:value-type="string" calcext:value-type="string">
            <text:p>['dh01', 'dh05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5', 'dh07', 'dh11']</text:p>
          </table:table-cell>
          <table:table-cell office:value-type="string" calcext:value-type="string">
            <text:p>['ap04', 'ap05', 'dh04']</text:p>
          </table:table-cell>
          <table:table-cell office:value-type="string" calcext:value-type="string">
            <text:p>['ap01', 'ap05', 'dh03']</text:p>
          </table:table-cell>
          <table:table-cell office:value-type="string" calcext:value-type="string">
            <text:p>['ap01', 'ap04', 'dh11']</text:p>
          </table:table-cell>
          <table:table-cell office:value-type="string" calcext:value-type="string">
            <text:p>['dh02', 'dh08', 'dh11']</text:p>
          </table:table-cell>
          <table:table-cell office:value-type="string" calcext:value-type="string">
            <text:p>['ap03', 'dh08', 'dh11']</text:p>
          </table:table-cell>
          <table:table-cell office:value-type="string" calcext:value-type="string">
            <text:p>['ap04', 'dh07', 'dh09']</text:p>
          </table:table-cell>
          <table:table-cell office:value-type="string" calcext:value-type="string">
            <text:p>['ap06', 'ap07', 'dh04']</text:p>
          </table:table-cell>
          <table:table-cell office:value-type="string" calcext:value-type="string">
            <text:p>['ap01', 'dh01', 'dh11']</text:p>
          </table:table-cell>
          <table:table-cell office:value-type="string" calcext:value-type="string">
            <text:p>['ap04', 'ap05', 'ap07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1', 'dh02', 'dh06', 'dh08']</text:p>
          </table:table-cell>
          <table:table-cell office:value-type="string" calcext:value-type="string">
            <text:p>['ap03', 'ap05', 'dh06', 'dh10']</text:p>
          </table:table-cell>
          <table:table-cell office:value-type="string" calcext:value-type="string">
            <text:p>['dh02', 'dh06', 'dh07', 'dh09']</text:p>
          </table:table-cell>
          <table:table-cell office:value-type="string" calcext:value-type="string">
            <text:p>['ap05', 'ap07', 'dh08', 'dh10']</text:p>
          </table:table-cell>
          <table:table-cell office:value-type="string" calcext:value-type="string">
            <text:p>['ap03', 'ap05', 'dh05', 'dh10']</text:p>
          </table:table-cell>
          <table:table-cell office:value-type="string" calcext:value-type="string">
            <text:p>['ap05', 'dh01', 'dh04', 'dh11']</text:p>
          </table:table-cell>
          <table:table-cell office:value-type="string" calcext:value-type="string">
            <text:p>['ap07', 'dh05', 'dh06', 'dh11']</text:p>
          </table:table-cell>
          <table:table-cell office:value-type="string" calcext:value-type="string">
            <text:p>['ap05', 'dh02', 'dh04', 'dh08']</text:p>
          </table:table-cell>
          <table:table-cell office:value-type="string" calcext:value-type="string">
            <text:p>['ap03', 'ap05', 'ap06', 'dh06']</text:p>
          </table:table-cell>
          <table:table-cell office:value-type="string" calcext:value-type="string">
            <text:p>['dh01', 'dh04', 'dh09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5', 'ap06', 'dh08', 'dh09', 'dh11']</text:p>
          </table:table-cell>
          <table:table-cell office:value-type="string" calcext:value-type="string">
            <text:p>['ap03', 'ap05', 'dh01', 'dh04', 'dh07']</text:p>
          </table:table-cell>
          <table:table-cell office:value-type="string" calcext:value-type="string">
            <text:p>['ap05', 'ap06', 'ap07', 'dh08', 'dh10']</text:p>
          </table:table-cell>
          <table:table-cell office:value-type="string" calcext:value-type="string">
            <text:p>['ap06', 'dh03', 'dh04', 'dh08', 'dh09']</text:p>
          </table:table-cell>
          <table:table-cell office:value-type="string" calcext:value-type="string">
            <text:p>['ap04', 'dh03', 'dh06', 'dh07', 'dh10']</text:p>
          </table:table-cell>
          <table:table-cell office:value-type="string" calcext:value-type="string">
            <text:p>['ap05', 'dh04', 'dh08', 'dh09', 'dh10']</text:p>
          </table:table-cell>
          <table:table-cell office:value-type="string" calcext:value-type="string">
            <text:p>['ap01', 'ap04', 'dh07', 'dh08', 'dh10']</text:p>
          </table:table-cell>
          <table:table-cell office:value-type="string" calcext:value-type="string">
            <text:p>['ap03', 'ap06', 'dh02', 'dh09', 'dh11']</text:p>
          </table:table-cell>
          <table:table-cell office:value-type="string" calcext:value-type="string">
            <text:p>['ap05', 'ap06', 'dh04', 'dh06', 'dh11']</text:p>
          </table:table-cell>
          <table:table-cell office:value-type="string" calcext:value-type="string">
            <text:p>['ap04', 'ap05', 'dh04', 'dh06', 'dh09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4', 'ap06', 'ap07', 'dh01', 'dh02']</text:p>
          </table:table-cell>
          <table:table-cell office:value-type="string" calcext:value-type="string">
            <text:p>['ap01', 'ap07', 'dh01', 'dh02', 'dh08', 'dh11']</text:p>
          </table:table-cell>
          <table:table-cell office:value-type="string" calcext:value-type="string">
            <text:p>['ap05', 'ap06', 'dh01', 'dh02', 'dh10', 'dh11']</text:p>
          </table:table-cell>
          <table:table-cell office:value-type="string" calcext:value-type="string">
            <text:p>['ap04', 'ap05', 'ap07', 'dh06', 'dh09', 'dh10']</text:p>
          </table:table-cell>
          <table:table-cell office:value-type="string" calcext:value-type="string">
            <text:p>['ap01', 'ap03', 'ap07', 'dh07', 'dh10', 'dh11']</text:p>
          </table:table-cell>
          <table:table-cell office:value-type="string" calcext:value-type="string">
            <text:p>['ap03', 'ap04', 'ap07', 'dh01', 'dh07', 'dh09']</text:p>
          </table:table-cell>
          <table:table-cell office:value-type="string" calcext:value-type="string">
            <text:p>['ap04', 'dh01', 'dh06', 'dh07', 'dh08', 'dh09']</text:p>
          </table:table-cell>
          <table:table-cell office:value-type="string" calcext:value-type="string">
            <text:p>['ap03', 'dh04', 'dh05', 'dh08', 'dh09', 'dh11']</text:p>
          </table:table-cell>
          <table:table-cell office:value-type="string" calcext:value-type="string">
            <text:p>['ap04', 'ap06', 'ap07', 'dh05', 'dh09', 'dh11']</text:p>
          </table:table-cell>
          <table:table-cell office:value-type="string" calcext:value-type="string">
            <text:p>['ap01', 'ap06', 'dh01', 'dh03', 'dh08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5', 'dh01', 'dh04', 'dh08', 'dh10']</text:p>
          </table:table-cell>
          <table:table-cell office:value-type="string" calcext:value-type="string">
            <text:p>['ap03', 'dh02', 'dh03', 'dh05', 'dh07', 'dh08', 'dh10']</text:p>
          </table:table-cell>
          <table:table-cell office:value-type="string" calcext:value-type="string">
            <text:p>['ap04', 'ap05', 'dh01', 'dh03', 'dh06', 'dh08', 'dh10']</text:p>
          </table:table-cell>
          <table:table-cell office:value-type="string" calcext:value-type="string">
            <text:p>['ap01', 'ap04', 'ap06', 'dh07', 'dh09', 'dh10', 'dh11']</text:p>
          </table:table-cell>
          <table:table-cell office:value-type="string" calcext:value-type="string">
            <text:p>['ap03', 'dh02', 'dh04', 'dh05', 'dh08', 'dh10', 'dh11']</text:p>
          </table:table-cell>
          <table:table-cell office:value-type="string" calcext:value-type="string">
            <text:p>['ap04', 'ap05', 'ap06', 'ap07', 'dh04', 'dh08', 'dh10']</text:p>
          </table:table-cell>
          <table:table-cell office:value-type="string" calcext:value-type="string">
            <text:p>['ap01', 'ap04', 'ap05', 'dh01', 'dh05', 'dh08', 'dh10']</text:p>
          </table:table-cell>
          <table:table-cell office:value-type="string" calcext:value-type="string">
            <text:p>['ap04', 'ap05', 'dh01', 'dh02', 'dh03', 'dh05', 'dh06']</text:p>
          </table:table-cell>
          <table:table-cell office:value-type="string" calcext:value-type="string">
            <text:p>['ap03', 'ap07', 'dh01', 'dh03', 'dh04', 'dh09', 'dh11']</text:p>
          </table:table-cell>
          <table:table-cell office:value-type="string" calcext:value-type="string">
            <text:p>['ap04', 'ap07', 'dh03', 'dh05', 'dh06', 'dh08', 'dh09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ap04', 'ap06', 'ap07', 'dh06', 'dh08', 'dh10', 'dh11']</text:p>
          </table:table-cell>
          <table:table-cell office:value-type="string" calcext:value-type="string">
            <text:p>['ap01', 'ap04', 'ap07', 'dh01', 'dh04', 'dh09', 'dh10', 'dh11']</text:p>
          </table:table-cell>
          <table:table-cell office:value-type="string" calcext:value-type="string">
            <text:p>['ap01', 'ap04', 'dh01', 'dh05', 'dh06', 'dh07', 'dh09', 'dh11']</text:p>
          </table:table-cell>
          <table:table-cell office:value-type="string" calcext:value-type="string">
            <text:p>['ap05', 'ap07', 'dh01', 'dh02', 'dh03', 'dh07', 'dh09', 'dh10']</text:p>
          </table:table-cell>
          <table:table-cell office:value-type="string" calcext:value-type="string">
            <text:p>['ap01', 'ap03', 'ap07', 'dh04', 'dh06', 'dh08', 'dh10', 'dh11']</text:p>
          </table:table-cell>
          <table:table-cell office:value-type="string" calcext:value-type="string">
            <text:p>['ap01', 'ap03', 'ap07', 'dh03', 'dh04', 'dh05', 'dh08', 'dh09']</text:p>
          </table:table-cell>
          <table:table-cell office:value-type="string" calcext:value-type="string">
            <text:p>['ap01', 'ap03', 'ap05', 'dh01', 'dh04', 'dh05', 'dh09', 'dh10']</text:p>
          </table:table-cell>
          <table:table-cell office:value-type="string" calcext:value-type="string">
            <text:p>['ap01', 'ap03', 'dh02', 'dh03', 'dh04', 'dh07', 'dh08', 'dh11']</text:p>
          </table:table-cell>
          <table:table-cell office:value-type="string" calcext:value-type="string">
            <text:p>['ap03', 'ap05', 'dh01', 'dh03', 'dh06', 'dh07', 'dh08', 'dh11']</text:p>
          </table:table-cell>
          <table:table-cell office:value-type="string" calcext:value-type="string">
            <text:p>['ap03', 'ap06', 'ap07', 'dh01', 'dh02', 'dh04', 'dh07', 'dh08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5', 'ap07', 'dh01', 'dh02', 'dh03', 'dh07', 'dh09', 'dh10', 'dh11']</text:p>
          </table:table-cell>
          <table:table-cell office:value-type="string" calcext:value-type="string">
            <text:p>['ap01', 'ap05', 'ap06', 'dh06', 'dh07', 'dh08', 'dh09', 'dh10', 'dh11']</text:p>
          </table:table-cell>
          <table:table-cell office:value-type="string" calcext:value-type="string">
            <text:p>['ap04', 'ap05', 'ap07', 'dh03', 'dh04', 'dh05', 'dh07', 'dh09', 'dh11']</text:p>
          </table:table-cell>
          <table:table-cell office:value-type="string" calcext:value-type="string">
            <text:p>['ap01', 'ap04', 'ap05', 'ap06', 'dh03', 'dh04', 'dh07', 'dh10', 'dh11']</text:p>
          </table:table-cell>
          <table:table-cell office:value-type="string" calcext:value-type="string">
            <text:p>['ap01', 'ap04', 'ap05', 'ap07', 'dh02', 'dh03', 'dh05', 'dh06', 'dh10']</text:p>
          </table:table-cell>
          <table:table-cell office:value-type="string" calcext:value-type="string">
            <text:p>['ap01', 'ap05', 'ap07', 'dh01', 'dh02', 'dh03', 'dh04', 'dh07', 'dh08']</text:p>
          </table:table-cell>
          <table:table-cell office:value-type="string" calcext:value-type="string">
            <text:p>['ap01', 'ap03', 'dh01', 'dh02', 'dh03', 'dh04', 'dh08', 'dh10', 'dh11']</text:p>
          </table:table-cell>
          <table:table-cell office:value-type="string" calcext:value-type="string">
            <text:p>['ap04', 'ap07', 'dh01', 'dh04', 'dh06', 'dh07', 'dh08', 'dh09', 'dh11']</text:p>
          </table:table-cell>
          <table:table-cell office:value-type="string" calcext:value-type="string">
            <text:p>['ap01', 'ap04', 'ap06', 'ap07', 'dh03', 'dh08', 'dh09', 'dh10', 'dh11']</text:p>
          </table:table-cell>
          <table:table-cell office:value-type="string" calcext:value-type="string">
            <text:p>['ap03', 'ap04', 'ap06', 'ap07', 'dh03', 'dh05', 'dh07', 'dh08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5', 'dh01', 'dh03', 'dh05', 'dh06', 'dh07', 'dh08', 'dh09', 'dh10']</text:p>
          </table:table-cell>
          <table:table-cell office:value-type="string" calcext:value-type="string">
            <text:p>['ap01', 'ap04', 'ap05', 'ap06', 'ap07', 'dh01', 'dh02', 'dh04', 'dh07', 'dh11']</text:p>
          </table:table-cell>
          <table:table-cell office:value-type="string" calcext:value-type="string">
            <text:p>['ap01', 'ap03', 'ap04', 'ap06', 'dh01', 'dh02', 'dh03', 'dh05', 'dh06', 'dh11']</text:p>
          </table:table-cell>
          <table:table-cell office:value-type="string" calcext:value-type="string">
            <text:p>['ap03', 'ap04', 'ap05', 'ap06', 'dh02', 'dh03', 'dh05', 'dh07', 'dh09', 'dh11']</text:p>
          </table:table-cell>
          <table:table-cell office:value-type="string" calcext:value-type="string">
            <text:p>['ap01', 'ap05', 'ap06', 'dh01', 'dh02', 'dh03', 'dh04', 'dh05', 'dh06', 'dh09']</text:p>
          </table:table-cell>
          <table:table-cell office:value-type="string" calcext:value-type="string">
            <text:p>['ap03', 'ap07', 'dh01', 'dh02', 'dh03', 'dh04', 'dh05', 'dh06', 'dh08', 'dh10']</text:p>
          </table:table-cell>
          <table:table-cell office:value-type="string" calcext:value-type="string">
            <text:p>['ap03', 'ap06', 'ap07', 'dh01', 'dh04', 'dh06', 'dh07', 'dh08', 'dh10', 'dh11']</text:p>
          </table:table-cell>
          <table:table-cell office:value-type="string" calcext:value-type="string">
            <text:p>['ap01', 'ap03', 'ap04', 'ap05', 'ap06', 'ap07', 'dh02', 'dh03', 'dh05', 'dh08']</text:p>
          </table:table-cell>
          <table:table-cell office:value-type="string" calcext:value-type="string">
            <text:p>['ap01', 'ap04', 'ap05', 'ap06', 'ap07', 'dh05', 'dh06', 'dh08', 'dh09', 'dh10']</text:p>
          </table:table-cell>
          <table:table-cell office:value-type="string" calcext:value-type="string">
            <text:p>['ap04', 'ap07', 'dh01', 'dh02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4', 'ap06', 'ap07', 'dh01', 'dh02', 'dh03', 'dh07', 'dh08', 'dh10', 'dh11']</text:p>
          </table:table-cell>
          <table:table-cell office:value-type="string" calcext:value-type="string">
            <text:p>['ap01', 'ap04', 'ap06', 'ap07', 'dh01', 'dh02', 'dh04', 'dh05', 'dh06', 'dh08', 'dh10']</text:p>
          </table:table-cell>
          <table:table-cell office:value-type="string" calcext:value-type="string">
            <text:p>['ap01', 'ap04', 'ap05', 'ap06', 'ap07', 'dh03', 'dh04', 'dh06', 'dh08', 'dh10', 'dh11']</text:p>
          </table:table-cell>
          <table:table-cell office:value-type="string" calcext:value-type="string">
            <text:p>['ap01', 'ap03', 'ap04', 'ap05', 'ap07', 'dh01', 'dh02', 'dh04', 'dh09', 'dh10', 'dh11']</text:p>
          </table:table-cell>
          <table:table-cell office:value-type="string" calcext:value-type="string">
            <text:p>['ap01', 'ap04', 'ap06', 'ap07', 'dh01', 'dh03', 'dh04', 'dh06', 'dh07', 'dh08', 'dh11']</text:p>
          </table:table-cell>
          <table:table-cell office:value-type="string" calcext:value-type="string">
            <text:p>['ap01', 'ap03', 'ap05', 'ap06', 'ap07', 'dh01', 'dh02', 'dh03', 'dh05', 'dh07', 'dh09']</text:p>
          </table:table-cell>
          <table:table-cell office:value-type="string" calcext:value-type="string">
            <text:p>['ap03', 'ap04', 'ap06', 'ap07', 'dh01', 'dh02', 'dh05', 'dh06', 'dh07', 'dh09', 'dh11']</text:p>
          </table:table-cell>
          <table:table-cell office:value-type="string" calcext:value-type="string">
            <text:p>['ap01', 'ap03', 'ap06', 'dh02', 'dh04', 'dh05', 'dh06', 'dh07', 'dh08', 'dh09', 'dh11']</text:p>
          </table:table-cell>
          <table:table-cell office:value-type="string" calcext:value-type="string">
            <text:p>['ap03', 'ap04', 'ap05', 'ap07', 'dh02', 'dh03', 'dh04', 'dh07', 'dh08', 'dh10', 'dh11']</text:p>
          </table:table-cell>
          <table:table-cell office:value-type="string" calcext:value-type="string">
            <text:p>['ap01', 'ap04', 'ap05', 'ap07', 'dh02', 'dh03', 'dh04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6', 'ap07', 'dh01', 'dh02', 'dh06', 'dh07', 'dh08', 'dh09', 'dh10']</text:p>
          </table:table-cell>
          <table:table-cell office:value-type="string" calcext:value-type="string">
            <text:p>['ap01', 'ap03', 'ap05', 'dh01', 'dh02', 'dh03', 'dh04', 'dh07', 'dh08', 'dh09', 'dh10', 'dh11']</text:p>
          </table:table-cell>
          <table:table-cell office:value-type="string" calcext:value-type="string">
            <text:p>['ap01', 'ap03', 'ap04', 'ap06', 'dh01', 'dh02', 'dh04', 'dh06', 'dh07', 'dh08', 'dh09', 'dh10']</text:p>
          </table:table-cell>
          <table:table-cell office:value-type="string" calcext:value-type="string">
            <text:p>['ap01', 'ap03', 'ap04', 'ap05', 'ap06', 'ap07', 'dh01', 'dh03', 'dh04', 'dh06', 'dh09', 'dh10']</text:p>
          </table:table-cell>
          <table:table-cell office:value-type="string" calcext:value-type="string">
            <text:p>['ap01', 'ap04', 'ap05', 'ap07', 'dh01', 'dh02', 'dh03', 'dh04', 'dh05', 'dh06', 'dh07', 'dh11']</text:p>
          </table:table-cell>
          <table:table-cell office:value-type="string" calcext:value-type="string">
            <text:p>['ap01', 'ap03', 'ap05', 'ap06', 'ap07', 'dh01', 'dh02', 'dh03', 'dh04', 'dh07', 'dh08', 'dh11']</text:p>
          </table:table-cell>
          <table:table-cell office:value-type="string" calcext:value-type="string">
            <text:p>['ap01', 'ap03', 'ap04', 'ap05', 'ap06', 'ap07', 'dh01', 'dh05', 'dh06', 'dh07', 'dh08', 'dh10']</text:p>
          </table:table-cell>
          <table:table-cell office:value-type="string" calcext:value-type="string">
            <text:p>['ap01', 'ap03', 'ap05', 'ap07', 'dh01', 'dh03', 'dh04', 'dh05', 'dh06', 'dh08', 'dh09', 'dh11']</text:p>
          </table:table-cell>
          <table:table-cell office:value-type="string" calcext:value-type="string">
            <text:p>['ap01', 'ap04', 'ap06', 'ap07', 'dh01', 'dh02', 'dh03', 'dh05', 'dh06', 'dh07', 'dh08', 'dh10']</text:p>
          </table:table-cell>
          <table:table-cell office:value-type="string" calcext:value-type="string">
            <text:p>['ap01', 'ap03', 'ap06', 'ap07', 'dh01', 'dh02', 'dh03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7', 'dh01', 'dh02', 'dh04', 'dh05', 'dh07', 'dh08', 'dh10', 'dh11']</text:p>
          </table:table-cell>
          <table:table-cell office:value-type="string" calcext:value-type="string">
            <text:p>['ap01', 'ap04', 'ap05', 'ap06', 'ap07', 'dh02', 'dh03', 'dh04', 'dh05', 'dh08', 'dh09', 'dh10', 'dh11']</text:p>
          </table:table-cell>
          <table:table-cell office:value-type="string" calcext:value-type="string">
            <text:p>['ap01', 'ap03', 'ap04', 'ap06', 'dh01', 'dh03', 'dh04', 'dh05', 'dh06', 'dh07', 'dh08', 'dh10', 'dh11']</text:p>
          </table:table-cell>
          <table:table-cell office:value-type="string" calcext:value-type="string">
            <text:p>['ap04', 'ap05', 'ap06', 'dh01', 'dh03', 'dh04', 'dh05', 'dh06', 'dh07', 'dh08', 'dh09', 'dh10', 'dh11']</text:p>
          </table:table-cell>
          <table:table-cell office:value-type="string" calcext:value-type="string">
            <text:p>['ap01', 'ap03', 'ap04', 'ap05', 'ap06', 'ap07', 'dh02', 'dh05', 'dh06', 'dh08', 'dh09', 'dh10', 'dh11']</text:p>
          </table:table-cell>
          <table:table-cell office:value-type="string" calcext:value-type="string">
            <text:p>['ap03', 'ap04', 'ap06', 'ap07', 'dh01', 'dh02', 'dh03', 'dh04', 'dh05', 'dh06', 'dh09', 'dh10', 'dh11']</text:p>
          </table:table-cell>
          <table:table-cell office:value-type="string" calcext:value-type="string">
            <text:p>['ap01', 'ap06', 'ap07', 'dh01', 'dh03', 'dh04', 'dh05', 'dh06', 'dh07', 'dh08', 'dh09', 'dh10', 'dh11']</text:p>
          </table:table-cell>
          <table:table-cell office:value-type="string" calcext:value-type="string">
            <text:p>['ap03', 'ap04', 'ap06', 'ap07', 'dh02', 'dh03', 'dh04', 'dh05', 'dh06', 'dh08', 'dh09', 'dh10', 'dh11']</text:p>
          </table:table-cell>
          <table:table-cell office:value-type="string" calcext:value-type="string">
            <text:p>['ap03', 'ap05', 'ap07', 'dh01', 'dh02', 'dh03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8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3', 'dh04', 'dh06', 'dh07', 'dh08', 'dh09', 'dh10']</text:p>
          </table:table-cell>
          <table:table-cell office:value-type="string" calcext:value-type="string">
            <text:p>['ap01', 'ap03', 'ap04', 'ap05', 'ap07', 'dh01', 'dh02', 'dh03', 'dh04', 'dh05', 'dh07', 'dh08', 'dh09', 'dh10']</text:p>
          </table:table-cell>
          <table:table-cell office:value-type="string" calcext:value-type="string">
            <text:p>['ap03', 'ap04', 'ap05', 'ap06', 'ap07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4', 'dh06', 'dh07', 'dh08', 'dh09', 'dh10']</text:p>
          </table:table-cell>
          <table:table-cell office:value-type="string" calcext:value-type="string">
            <text:p>['ap01', 'ap03', 'ap05', 'ap06', 'ap07', 'dh01', 'dh02', 'dh03', 'dh04', 'dh05', 'dh07', 'dh09', 'dh10', 'dh11']</text:p>
          </table:table-cell>
          <table:table-cell office:value-type="string" calcext:value-type="string">
            <text:p>['ap01', 'ap03', 'ap04', 'ap05', 'ap06', 'dh02', 'dh03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8', 'dh09', 'dh10']</text:p>
          </table:table-cell>
          <table:table-cell office:value-type="string" calcext:value-type="string">
            <text:p>['ap01', 'ap03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11']</text:p>
          </table:table-cell>
          <table:table-cell office:value-type="string" calcext:value-type="string">
            <text:p>['ap01', 'ap03', 'ap04', 'ap05', 'ap06', 'ap07', 'dh01', 'dh02', 'dh03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]</text:p>
          </table:table-cell>
          <table:table-cell office:value-type="string" calcext:value-type="string">
            <text:p>[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7', 'dh01', 'dh02', 'dh03', 'dh04', 'dh05', 'dh06', 'dh08', 'dh09', 'dh10', 'dh11']</text:p>
          </table:table-cell>
          <table:table-cell office:value-type="string" calcext:value-type="string">
            <text:p>['ap01', 'ap03', 'ap04', 'ap06', 'ap07', 'dh01', 'dh02', 'dh04', 'dh05', 'dh06', 'dh07', 'dh08', 'dh09', 'dh10', 'dh11']</text:p>
          </table:table-cell>
          <table:table-cell office:value-type="string" calcext:value-type="string">
            <text:p>[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table:number-columns-repeated="2"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